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99ffff"/>
      <style:text-properties style:font-name="Liberation Sans"/>
    </style:style>
    <style:style style:name="ce11" style:family="table-cell" style:parent-style-name="Default" style:data-style-name="N11">
      <style:text-properties style:font-name="Liberation Sans"/>
    </style:style>
    <style:style style:name="ce12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99ffff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sh" table:style-name="ta1">
        <table:shapes>
          <draw:frame draw:z-index="0" draw:style-name="gr1" draw:text-style-name="P1" svg:width="453.46pt" svg:height="295.17pt" svg:x="554.94pt" svg:y="67.01pt">
            <loext:p draw:notify-on-update-of-ranges="Bush.B8:Bush.B17 Bush.A6:Bush.A6 Bush.C8:Bush.C17 Bush.G33:Bush.G41 Bush.F31:Bush.F31 Bush.H33:Bush.H41 Bush.B33:Bush.B41 Bush.A31:Bush.A31 Bush.C33:Bush.C41 Bush.G21:Bush.G29 Bush.F19:Bush.F19 Bush.H21:Bush.H29 Bush.G8:Bush.G16 Bush.F6:Bush.F6 Bush.H8:Bush.H16 Bush.B21:Bush.B29 Bush.A19:Bush.A19 Bush.C21:Bush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NangX</text:p>
          </table:table-cell>
          <table:table-cell table:style-name="ce6"/>
          <table:table-cell table:style-name="ce6" office:value-type="string" calcext:value-type="string">
            <text:p>NangY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Filesiz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Original</text:p>
          </table:table-cell>
          <table:table-cell office:value-type="float" office:value="625" calcext:value-type="float">
            <text:p>625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V12</text:p>
          </table:table-cell>
          <table:table-cell table:style-name="ce14" table:formula="of:=[Bush.B2]*[Bush.C2]*[Bush.D2]*[Bush.F2]*1.5" office:value-type="float" office:value="91546875" calcext:value-type="float">
            <text:p>9154687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Adjusted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13" office:value-type="string" calcext:value-type="string">
            <text:p>NV12</text:p>
          </table:table-cell>
          <table:table-cell table:style-name="ce14" table:formula="of:=[Bush.B3]*[Bush.C3]*[Bush.D3]*[Bush.F3]*1.5" office:value-type="float" office:value="90979200" calcext:value-type="float">
            <text:p>90979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JPEG</text:p>
          </table:table-cell>
          <table:table-cell table:style-name="ce7" table:number-columns-repeated="2"/>
          <table:table-cell table:number-columns-repeated="2"/>
          <table:table-cell table:style-name="ce5" office:value-type="string" calcext:value-type="string">
            <text:p>H264-IPP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style-name="ce12"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2972767" calcext:value-type="float">
            <text:p>2972767</text:p>
          </table:table-cell>
          <table:table-cell table:style-name="ce4" office:value-type="float" office:value="21.5559" calcext:value-type="float">
            <text:p>21.5559</text:p>
          </table:table-cell>
          <table:table-cell table:style-name="ce10" table:formula="of:=[Bush.B8]/[Bush.$H$3]" office:value-type="percentage" office:value="0.032675237856565" calcext:value-type="percentage">
            <text:p>3.27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42465" calcext:value-type="float">
            <text:p>542465</text:p>
          </table:table-cell>
          <table:table-cell office:value-type="float" office:value="29.5723" calcext:value-type="float">
            <text:p>29.5723</text:p>
          </table:table-cell>
          <table:table-cell table:style-name="ce10" table:formula="of:=[Bush.G8]/[Bush.$H$3]" office:value-type="percentage" office:value="0.00596251670711547" calcext:value-type="percentage">
            <text:p>0.60%</text:p>
          </table:table-cell>
          <table:table-cell table:number-columns-repeated="10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4519552" calcext:value-type="float">
            <text:p>4519552</text:p>
          </table:table-cell>
          <table:table-cell table:style-name="ce4" office:value-type="float" office:value="27.4549" calcext:value-type="float">
            <text:p>27.4549</text:p>
          </table:table-cell>
          <table:table-cell table:style-name="ce10" table:formula="of:=[Bush.B9]/[Bush.$H$3]" office:value-type="percentage" office:value="0.0496767612816996" calcext:value-type="percentage">
            <text:p>4.97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31.3926" calcext:value-type="float">
            <text:p>31.3926</text:p>
          </table:table-cell>
          <table:table-cell table:style-name="ce10" table:formula="of:=[Bush.G9]/[Bush.$H$3]" office:value-type="percentage" office:value="0.0119808923358306" calcext:value-type="percentage">
            <text:p>1.20%</text:p>
          </table:table-cell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5760309" calcext:value-type="float">
            <text:p>5760309</text:p>
          </table:table-cell>
          <table:table-cell table:style-name="ce4" office:value-type="float" office:value="29.495" calcext:value-type="float">
            <text:p>29.495</text:p>
          </table:table-cell>
          <table:table-cell table:style-name="ce10" table:formula="of:=[Bush.B10]/[Bush.$H$3]" office:value-type="percentage" office:value="0.0633145708029967" calcext:value-type="percentage">
            <text:p>6.33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9251" calcext:value-type="float">
            <text:p>2199251</text:p>
          </table:table-cell>
          <table:table-cell office:value-type="float" office:value="33.3728" calcext:value-type="float">
            <text:p>33.3728</text:p>
          </table:table-cell>
          <table:table-cell table:style-name="ce10" table:formula="of:=[Bush.G10]/[Bush.$H$3]" office:value-type="percentage" office:value="0.0241731186908656" calcext:value-type="percentage">
            <text:p>2.42%</text:p>
          </table:table-cell>
          <table:table-cell table:number-columns-repeated="10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6778018" calcext:value-type="float">
            <text:p>6778018</text:p>
          </table:table-cell>
          <table:table-cell table:style-name="ce4" office:value-type="float" office:value="30.3988" calcext:value-type="float">
            <text:p>30.3988</text:p>
          </table:table-cell>
          <table:table-cell table:style-name="ce10" table:formula="of:=[Bush.B11]/[Bush.$H$3]" office:value-type="percentage" office:value="0.0745007430269776" calcext:value-type="percentage">
            <text:p>7.45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16706" calcext:value-type="float">
            <text:p>4416706</text:p>
          </table:table-cell>
          <table:table-cell office:value-type="float" office:value="35.7274" calcext:value-type="float">
            <text:p>35.7274</text:p>
          </table:table-cell>
          <table:table-cell table:style-name="ce10" table:formula="of:=[Bush.G11]/[Bush.$H$3]" office:value-type="percentage" office:value="0.0485463270725616" calcext:value-type="percentage">
            <text:p>4.85%</text:p>
          </table:table-cell>
          <table:table-cell table:number-columns-repeated="10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7736480" calcext:value-type="float">
            <text:p>7736480</text:p>
          </table:table-cell>
          <table:table-cell table:style-name="ce4" office:value-type="float" office:value="31.0169" calcext:value-type="float">
            <text:p>31.0169</text:p>
          </table:table-cell>
          <table:table-cell table:style-name="ce10" table:formula="of:=[Bush.B12]/[Bush.$H$3]" office:value-type="percentage" office:value="0.0850357004677992" calcext:value-type="percentage">
            <text:p>8.50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630327" calcext:value-type="float">
            <text:p>6630327</text:p>
          </table:table-cell>
          <table:table-cell office:value-type="float" office:value="37.6666" calcext:value-type="float">
            <text:p>37.6666</text:p>
          </table:table-cell>
          <table:table-cell table:style-name="ce10" table:formula="of:=[Bush.G12]/[Bush.$H$3]" office:value-type="percentage" office:value="0.0728773939537828" calcext:value-type="percentage">
            <text:p>7.29%</text:p>
          </table:table-cell>
          <table:table-cell table:number-columns-repeated="10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8778574" calcext:value-type="float">
            <text:p>8778574</text:p>
          </table:table-cell>
          <table:table-cell table:style-name="ce4" office:value-type="float" office:value="31.5968" calcext:value-type="float">
            <text:p>31.5968</text:p>
          </table:table-cell>
          <table:table-cell table:style-name="ce10" table:formula="of:=[Bush.B13]/[Bush.$H$3]" office:value-type="percentage" office:value="0.0964899009883578" calcext:value-type="percentage">
            <text:p>9.65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8857693" calcext:value-type="float">
            <text:p>8857693</text:p>
          </table:table-cell>
          <table:table-cell office:value-type="float" office:value="39.4705" calcext:value-type="float">
            <text:p>39.4705</text:p>
          </table:table-cell>
          <table:table-cell table:style-name="ce10" table:formula="of:=[Bush.G13]/[Bush.$H$3]" office:value-type="percentage" office:value="0.0973595393232739" calcext:value-type="percentage">
            <text:p>9.74%</text:p>
          </table:table-cell>
          <table:table-cell table:number-columns-repeated="101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float" office:value="10354149" calcext:value-type="float">
            <text:p>10354149</text:p>
          </table:table-cell>
          <table:table-cell table:style-name="ce4" office:value-type="float" office:value="32.382" calcext:value-type="float">
            <text:p>32.382</text:p>
          </table:table-cell>
          <table:table-cell table:style-name="ce10" table:formula="of:=[Bush.B14]/[Bush.$H$3]" office:value-type="percentage" office:value="0.11380787037037" calcext:value-type="percentage">
            <text:p>11.38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060766" calcext:value-type="float">
            <text:p>11060766</text:p>
          </table:table-cell>
          <table:table-cell office:value-type="float" office:value="41.1344" calcext:value-type="float">
            <text:p>41.1344</text:p>
          </table:table-cell>
          <table:table-cell table:style-name="ce10" table:formula="of:=[Bush.G14]/[Bush.$H$3]" office:value-type="percentage" office:value="0.121574667616334" calcext:value-type="percentage">
            <text:p>12.16%</text:p>
          </table:table-cell>
          <table:table-cell table:number-columns-repeated="101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12910996" calcext:value-type="float">
            <text:p>12910996</text:p>
          </table:table-cell>
          <table:table-cell table:style-name="ce4" office:value-type="float" office:value="33.1395" calcext:value-type="float">
            <text:p>33.1395</text:p>
          </table:table-cell>
          <table:table-cell table:style-name="ce10" table:formula="of:=[Bush.B15]/[Bush.$H$3]" office:value-type="percentage" office:value="0.141911513840526" calcext:value-type="percentage">
            <text:p>14.19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1604704" calcext:value-type="float">
            <text:p>21604704</text:p>
          </table:table-cell>
          <table:table-cell office:value-type="float" office:value="49.6257" calcext:value-type="float">
            <text:p>49.6257</text:p>
          </table:table-cell>
          <table:table-cell table:style-name="ce10" table:formula="of:=[Bush.G15]/[Bush.$H$3]" office:value-type="percentage" office:value="0.237468608209349" calcext:value-type="percentage">
            <text:p>23.75%</text:p>
          </table:table-cell>
          <table:table-cell table:number-columns-repeated="101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float" office:value="19050356" calcext:value-type="float">
            <text:p>19050356</text:p>
          </table:table-cell>
          <table:table-cell table:style-name="ce4" office:value-type="float" office:value="34.03" calcext:value-type="float">
            <text:p>34.03</text:p>
          </table:table-cell>
          <table:table-cell table:style-name="ce10" table:formula="of:=[Bush.B16]/[Bush.$H$3]" office:value-type="percentage" office:value="0.209392432556013" calcext:value-type="percentage">
            <text:p>20.94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6068340" calcext:value-type="float">
            <text:p>36068340</text:p>
          </table:table-cell>
          <table:table-cell office:value-type="float" office:value="65.5007" calcext:value-type="float">
            <text:p>65.5007</text:p>
          </table:table-cell>
          <table:table-cell table:style-name="ce10" table:formula="of:=[Bush.G16]/[Bush.$H$3]" office:value-type="percentage" office:value="0.396446000844149" calcext:value-type="percentage">
            <text:p>39.64%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702086" calcext:value-type="float">
            <text:p>55702086</text:p>
          </table:table-cell>
          <table:table-cell office:value-type="float" office:value="40.5907" calcext:value-type="float">
            <text:p>40.5907</text:p>
          </table:table-cell>
          <table:table-cell table:style-name="ce10" table:formula="of:=[Bush.B17]/[Bush.$H$3]" office:value-type="percentage" office:value="0.612250778199852" calcext:value-type="percentage">
            <text:p>61.23%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264-Intra</text:p>
          </table:table-cell>
          <table:table-cell table:number-columns-repeated="4"/>
          <table:table-cell table:style-name="ce5" office:value-type="string" calcext:value-type="string">
            <text:p>H264-IPB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9548" calcext:value-type="float">
            <text:p>559548</text:p>
          </table:table-cell>
          <table:table-cell office:value-type="float" office:value="26.7291" calcext:value-type="float">
            <text:p>26.7291</text:p>
          </table:table-cell>
          <table:table-cell table:style-name="ce10" table:formula="of:=[Bush.B21]/[Bush.$H$3]" office:value-type="percentage" office:value="0.0061502849002849" calcext:value-type="percentage">
            <text:p>0.62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45750" calcext:value-type="float">
            <text:p>545750</text:p>
          </table:table-cell>
          <table:table-cell office:value-type="float" office:value="29.8398" calcext:value-type="float">
            <text:p>29.8398</text:p>
          </table:table-cell>
          <table:table-cell table:style-name="ce10" table:formula="of:=[Bush.G21]/[Bush.$H$3]" office:value-type="percentage" office:value="0.00599862386127818" calcext:value-type="percentage">
            <text:p>0.60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8446" calcext:value-type="float">
            <text:p>1118446</text:p>
          </table:table-cell>
          <table:table-cell office:value-type="float" office:value="27.7853" calcext:value-type="float">
            <text:p>27.7853</text:p>
          </table:table-cell>
          <table:table-cell table:style-name="ce10" table:formula="of:=[Bush.B22]/[Bush.$H$3]" office:value-type="percentage" office:value="0.0122934253104006" calcext:value-type="percentage">
            <text:p>1.23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95486" calcext:value-type="float">
            <text:p>1095486</text:p>
          </table:table-cell>
          <table:table-cell office:value-type="float" office:value="31.5635" calcext:value-type="float">
            <text:p>31.5635</text:p>
          </table:table-cell>
          <table:table-cell table:style-name="ce10" table:formula="of:=[Bush.G22]/[Bush.$H$3]" office:value-type="percentage" office:value="0.0120410599345785" calcext:value-type="percentage">
            <text:p>1.20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8214" calcext:value-type="float">
            <text:p>2238214</text:p>
          </table:table-cell>
          <table:table-cell office:value-type="float" office:value="29.1141" calcext:value-type="float">
            <text:p>29.1141</text:p>
          </table:table-cell>
          <table:table-cell table:style-name="ce10" table:formula="of:=[Bush.B23]/[Bush.$H$3]" office:value-type="percentage" office:value="0.024601381414653" calcext:value-type="percentage">
            <text:p>2.46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9792" calcext:value-type="float">
            <text:p>2199792</text:p>
          </table:table-cell>
          <table:table-cell office:value-type="float" office:value="33.4543" calcext:value-type="float">
            <text:p>33.4543</text:p>
          </table:table-cell>
          <table:table-cell table:style-name="ce10" table:formula="of:=[Bush.G23]/[Bush.$H$3]" office:value-type="percentage" office:value="0.024179065104991" calcext:value-type="percentage">
            <text:p>2.42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468810" calcext:value-type="float">
            <text:p>4468810</text:p>
          </table:table-cell>
          <table:table-cell office:value-type="float" office:value="31.1745" calcext:value-type="float">
            <text:p>31.1745</text:p>
          </table:table-cell>
          <table:table-cell table:style-name="ce10" table:formula="of:=[Bush.B24]/[Bush.$H$3]" office:value-type="percentage" office:value="0.0491190294045232" calcext:value-type="percentage">
            <text:p>4.91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29403" calcext:value-type="float">
            <text:p>4429403</text:p>
          </table:table-cell>
          <table:table-cell office:value-type="float" office:value="35.6969" calcext:value-type="float">
            <text:p>35.6969</text:p>
          </table:table-cell>
          <table:table-cell table:style-name="ce10" table:formula="of:=[Bush.G24]/[Bush.$H$3]" office:value-type="percentage" office:value="0.0486858864443741" calcext:value-type="percentage">
            <text:p>4.87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691452" calcext:value-type="float">
            <text:p>6691452</text:p>
          </table:table-cell>
          <table:table-cell office:value-type="float" office:value="32.5058" calcext:value-type="float">
            <text:p>32.5058</text:p>
          </table:table-cell>
          <table:table-cell table:style-name="ce10" table:formula="of:=[Bush.B25]/[Bush.$H$3]" office:value-type="percentage" office:value="0.0735492508177693" calcext:value-type="percentage">
            <text:p>7.35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629814" calcext:value-type="float">
            <text:p>6629814</text:p>
          </table:table-cell>
          <table:table-cell office:value-type="float" office:value="37.5263" calcext:value-type="float">
            <text:p>37.5263</text:p>
          </table:table-cell>
          <table:table-cell table:style-name="ce10" table:formula="of:=[Bush.G25]/[Bush.$H$3]" office:value-type="percentage" office:value="0.0728717553023109" calcext:value-type="percentage">
            <text:p>7.29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917212" calcext:value-type="float">
            <text:p>8917212</text:p>
          </table:table-cell>
          <table:table-cell office:value-type="float" office:value="33.6673" calcext:value-type="float">
            <text:p>33.6673</text:p>
          </table:table-cell>
          <table:table-cell table:style-name="ce10" table:formula="of:=[Bush.B26]/[Bush.$H$3]" office:value-type="percentage" office:value="0.0980137438007808" calcext:value-type="percentage">
            <text:p>9.80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8827102" calcext:value-type="float">
            <text:p>8827102</text:p>
          </table:table-cell>
          <table:table-cell office:value-type="float" office:value="39.3219" calcext:value-type="float">
            <text:p>39.3219</text:p>
          </table:table-cell>
          <table:table-cell table:style-name="ce10" table:formula="of:=[Bush.G26]/[Bush.$H$3]" office:value-type="percentage" office:value="0.0970232976328655" calcext:value-type="percentage">
            <text:p>9.70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142381" calcext:value-type="float">
            <text:p>11142381</text:p>
          </table:table-cell>
          <table:table-cell office:value-type="float" office:value="34.7898" calcext:value-type="float">
            <text:p>34.7898</text:p>
          </table:table-cell>
          <table:table-cell table:style-name="ce10" table:formula="of:=[Bush.B27]/[Bush.$H$3]" office:value-type="percentage" office:value="0.1224717407935" calcext:value-type="percentage">
            <text:p>12.25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004350" calcext:value-type="float">
            <text:p>11004350</text:p>
          </table:table-cell>
          <table:table-cell office:value-type="float" office:value="41.1017" calcext:value-type="float">
            <text:p>41.1017</text:p>
          </table:table-cell>
          <table:table-cell table:style-name="ce10" table:formula="of:=[Bush.G27]/[Bush.$H$3]" office:value-type="percentage" office:value="0.120954569835743" calcext:value-type="percentage">
            <text:p>12.10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156392" calcext:value-type="float">
            <text:p>22156392</text:p>
          </table:table-cell>
          <table:table-cell office:value-type="float" office:value="40.6816" calcext:value-type="float">
            <text:p>40.6816</text:p>
          </table:table-cell>
          <table:table-cell table:style-name="ce10" table:formula="of:=[Bush.B28]/[Bush.$H$3]" office:value-type="percentage" office:value="0.243532499736203" calcext:value-type="percentage">
            <text:p>24.35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1533364" calcext:value-type="float">
            <text:p>21533364</text:p>
          </table:table-cell>
          <table:table-cell office:value-type="float" office:value="49.417" calcext:value-type="float">
            <text:p>49.417</text:p>
          </table:table-cell>
          <table:table-cell table:style-name="ce10" table:formula="of:=[Bush.G28]/[Bush.$H$3]" office:value-type="percentage" office:value="0.236684472934473" calcext:value-type="percentage">
            <text:p>23.67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428125" calcext:value-type="float">
            <text:p>45428125</text:p>
          </table:table-cell>
          <table:table-cell office:value-type="float" office:value="60.3652" calcext:value-type="float">
            <text:p>60.3652</text:p>
          </table:table-cell>
          <table:table-cell table:style-name="ce10" table:formula="of:=[Bush.B29]/[Bush.$H$3]" office:value-type="percentage" office:value="0.499324296102845" calcext:value-type="percentage">
            <text:p>49.93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6377482" calcext:value-type="float">
            <text:p>36377482</text:p>
          </table:table-cell>
          <table:table-cell office:value-type="float" office:value="65.4438" calcext:value-type="float">
            <text:p>65.4438</text:p>
          </table:table-cell>
          <table:table-cell table:style-name="ce10" table:formula="of:=[Bush.G29]/[Bush.$H$3]" office:value-type="percentage" office:value="0.399843942351658" calcext:value-type="percentage">
            <text:p>39.98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H265-Intra</text:p>
          </table:table-cell>
          <table:table-cell table:number-columns-repeated="4"/>
          <table:table-cell table:style-name="ce5" office:value-type="string" calcext:value-type="string">
            <text:p>H265-In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4954" calcext:value-type="float">
            <text:p>584954</text:p>
          </table:table-cell>
          <table:table-cell office:value-type="float" office:value="30.3296" calcext:value-type="float">
            <text:p>30.3296</text:p>
          </table:table-cell>
          <table:table-cell table:style-name="ce10" table:formula="of:=[Bush.B33]/[Bush.$H$3]" office:value-type="percentage" office:value="0.00642953554218986" calcext:value-type="percentage">
            <text:p>0.64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37547" calcext:value-type="float">
            <text:p>537547</text:p>
          </table:table-cell>
          <table:table-cell office:value-type="float" office:value="32.7935" calcext:value-type="float">
            <text:p>32.7935</text:p>
          </table:table-cell>
          <table:table-cell table:style-name="ce10" table:formula="of:=[Bush.G33]/[Bush.$H$3]" office:value-type="percentage" office:value="0.00590846039534311" calcext:value-type="percentage">
            <text:p>0.59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4579" calcext:value-type="float">
            <text:p>1164579</text:p>
          </table:table-cell>
          <table:table-cell office:value-type="float" office:value="31.2667" calcext:value-type="float">
            <text:p>31.2667</text:p>
          </table:table-cell>
          <table:table-cell table:style-name="ce10" table:formula="of:=[Bush.B34]/[Bush.$H$3]" office:value-type="percentage" office:value="0.0128004972565158" calcext:value-type="percentage">
            <text:p>1.28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84087" calcext:value-type="float">
            <text:p>1084087</text:p>
          </table:table-cell>
          <table:table-cell office:value-type="float" office:value="34.2807" calcext:value-type="float">
            <text:p>34.2807</text:p>
          </table:table-cell>
          <table:table-cell table:style-name="ce10" table:formula="of:=[Bush.G34]/[Bush.$H$3]" office:value-type="percentage" office:value="0.0119157675600577" calcext:value-type="percentage">
            <text:p>1.19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3667" calcext:value-type="float">
            <text:p>2313667</text:p>
          </table:table-cell>
          <table:table-cell office:value-type="float" office:value="32.8958" calcext:value-type="float">
            <text:p>32.8958</text:p>
          </table:table-cell>
          <table:table-cell table:style-name="ce10" table:formula="of:=[Bush.B35]/[Bush.$H$3]" office:value-type="percentage" office:value="0.0254307248250149" calcext:value-type="percentage">
            <text:p>2.5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5958" calcext:value-type="float">
            <text:p>2195958</text:p>
          </table:table-cell>
          <table:table-cell office:value-type="float" office:value="36.0378" calcext:value-type="float">
            <text:p>36.0378</text:p>
          </table:table-cell>
          <table:table-cell table:style-name="ce10" table:formula="of:=[Bush.G35]/[Bush.$H$3]" office:value-type="percentage" office:value="0.0241369236045162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660346" calcext:value-type="float">
            <text:p>4660346</text:p>
          </table:table-cell>
          <table:table-cell office:value-type="float" office:value="35.0788" calcext:value-type="float">
            <text:p>35.0788</text:p>
          </table:table-cell>
          <table:table-cell table:style-name="ce10" table:formula="of:=[Bush.B36]/[Bush.$H$3]" office:value-type="percentage" office:value="0.0512243018184376" calcext:value-type="percentage">
            <text:p>5.12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71984" calcext:value-type="float">
            <text:p>4471984</text:p>
          </table:table-cell>
          <table:table-cell office:value-type="float" office:value="38.2065" calcext:value-type="float">
            <text:p>38.2065</text:p>
          </table:table-cell>
          <table:table-cell table:style-name="ce10" table:formula="of:=[Bush.G36]/[Bush.$H$3]" office:value-type="percentage" office:value="0.0491539164995955" calcext:value-type="percentage">
            <text:p>4.92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992178" calcext:value-type="float">
            <text:p>6992178</text:p>
          </table:table-cell>
          <table:table-cell office:value-type="float" office:value="36.7886" calcext:value-type="float">
            <text:p>36.7886</text:p>
          </table:table-cell>
          <table:table-cell table:style-name="ce10" table:formula="of:=[Bush.B37]/[Bush.$H$3]" office:value-type="percentage" office:value="0.0768546876648729" calcext:value-type="percentage">
            <text:p>7.69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732466" calcext:value-type="float">
            <text:p>6732466</text:p>
          </table:table-cell>
          <table:table-cell office:value-type="float" office:value="39.8161" calcext:value-type="float">
            <text:p>39.8161</text:p>
          </table:table-cell>
          <table:table-cell table:style-name="ce10" table:formula="of:=[Bush.G37]/[Bush.$H$3]" office:value-type="percentage" office:value="0.0740000571559214" calcext:value-type="percentage">
            <text:p>7.40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378296" calcext:value-type="float">
            <text:p>9378296</text:p>
          </table:table-cell>
          <table:table-cell office:value-type="float" office:value="38.3914" calcext:value-type="float">
            <text:p>38.3914</text:p>
          </table:table-cell>
          <table:table-cell table:style-name="ce10" table:formula="of:=[Bush.B38]/[Bush.$H$3]" office:value-type="percentage" office:value="0.103081759347191" calcext:value-type="percentage">
            <text:p>10.31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9036632" calcext:value-type="float">
            <text:p>9036632</text:p>
          </table:table-cell>
          <table:table-cell office:value-type="float" office:value="41.1675" calcext:value-type="float">
            <text:p>41.1675</text:p>
          </table:table-cell>
          <table:table-cell table:style-name="ce10" table:formula="of:=[Bush.G38]/[Bush.$H$3]" office:value-type="percentage" office:value="0.0993263515177095" calcext:value-type="percentage">
            <text:p>9.93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751110" calcext:value-type="float">
            <text:p>11751110</text:p>
          </table:table-cell>
          <table:table-cell office:value-type="float" office:value="39.7481" calcext:value-type="float">
            <text:p>39.7481</text:p>
          </table:table-cell>
          <table:table-cell table:style-name="ce10" table:formula="of:=[Bush.B39]/[Bush.$H$3]" office:value-type="percentage" office:value="0.129162599803032" calcext:value-type="percentage">
            <text:p>12.92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351377" calcext:value-type="float">
            <text:p>11351377</text:p>
          </table:table-cell>
          <table:table-cell office:value-type="float" office:value="42.4739" calcext:value-type="float">
            <text:p>42.4739</text:p>
          </table:table-cell>
          <table:table-cell table:style-name="ce10" table:formula="of:=[Bush.G39]/[Bush.$H$3]" office:value-type="percentage" office:value="0.124768925204882" calcext:value-type="percentage">
            <text:p>12.48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185929" calcext:value-type="float">
            <text:p>23185929</text:p>
          </table:table-cell>
          <table:table-cell office:value-type="float" office:value="46.1805" calcext:value-type="float">
            <text:p>46.1805</text:p>
          </table:table-cell>
          <table:table-cell table:style-name="ce10" table:formula="of:=[Bush.B40]/[Bush.$H$3]" office:value-type="percentage" office:value="0.254848679698217" calcext:value-type="percentage">
            <text:p>25.48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2874849" calcext:value-type="float">
            <text:p>22874849</text:p>
          </table:table-cell>
          <table:table-cell office:value-type="float" office:value="50.174" calcext:value-type="float">
            <text:p>50.174</text:p>
          </table:table-cell>
          <table:table-cell table:style-name="ce10" table:formula="of:=[Bush.G40]/[Bush.$H$3]" office:value-type="percentage" office:value="0.25142943661848" calcext:value-type="percentage">
            <text:p>25.14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626944" calcext:value-type="float">
            <text:p>31626944</text:p>
          </table:table-cell>
          <table:table-cell office:value-type="float" office:value="53.0019" calcext:value-type="float">
            <text:p>53.0019</text:p>
          </table:table-cell>
          <table:table-cell table:style-name="ce10" table:formula="of:=[Bush.B41]/[Bush.$H$3]" office:value-type="percentage" office:value="0.347628293060392" calcext:value-type="percentage">
            <text:p>34.76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1697593" calcext:value-type="float">
            <text:p>31697593</text:p>
          </table:table-cell>
          <table:table-cell office:value-type="float" office:value="61.5192" calcext:value-type="float">
            <text:p>61.5192</text:p>
          </table:table-cell>
          <table:table-cell table:style-name="ce10" table:formula="of:=[Bush.G41]/[Bush.$H$3]" office:value-type="percentage" office:value="0.348404833192642" calcext:value-type="percentage">
            <text:p>34.84%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h.interp" table:style-name="ta1">
        <table:shapes>
          <draw:frame draw:z-index="0" draw:style-name="gr1" draw:text-style-name="P1" svg:width="453.46pt" svg:height="295.17pt" svg:x="554.94pt" svg:y="67.01pt">
            <loext:p draw:notify-on-update-of-ranges="'Bush.interp'.B8:'Bush.interp'.B17 'Bush.interp'.A6:'Bush.interp'.A6 'Bush.interp'.C8:'Bush.interp'.C17 'Bush.interp'.G33:'Bush.interp'.G41 'Bush.interp'.F31:'Bush.interp'.F31 'Bush.interp'.H33:'Bush.interp'.H41 'Bush.interp'.B33:'Bush.interp'.B41 'Bush.interp'.A31:'Bush.interp'.A31 'Bush.interp'.C33:'Bush.interp'.C41 'Bush.interp'.G21:'Bush.interp'.G29 'Bush.interp'.F19:'Bush.interp'.F19 'Bush.interp'.H21:'Bush.interp'.H29 'Bush.interp'.G8:'Bush.interp'.G16 'Bush.interp'.F6:'Bush.interp'.F6 'Bush.interp'.H8:'Bush.interp'.H16 'Bush.interp'.B21:'Bush.interp'.B29 'Bush.interp'.A19:'Bush.interp'.A19 'Bush.interp'.C21:'Bush.interp'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NangX</text:p>
          </table:table-cell>
          <table:table-cell table:style-name="ce6"/>
          <table:table-cell table:style-name="ce6" office:value-type="string" calcext:value-type="string">
            <text:p>NangY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Filesiz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Original</text:p>
          </table:table-cell>
          <table:table-cell office:value-type="float" office:value="625" calcext:value-type="float">
            <text:p>625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V12</text:p>
          </table:table-cell>
          <table:table-cell table:style-name="ce14" table:formula="of:=['Bush.interp'.B2]*['Bush.interp'.C2]*['Bush.interp'.D2]*['Bush.interp'.F2]*1.5" office:value-type="float" office:value="91546875" calcext:value-type="float">
            <text:p>9154687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Adjusted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13" office:value-type="string" calcext:value-type="string">
            <text:p>NV12</text:p>
          </table:table-cell>
          <table:table-cell table:style-name="ce14" table:formula="of:=['Bush.interp'.B3]*['Bush.interp'.C3]*['Bush.interp'.D3]*['Bush.interp'.F3]*1.5" office:value-type="float" office:value="90979200" calcext:value-type="float">
            <text:p>90979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JPEG</text:p>
          </table:table-cell>
          <table:table-cell table:style-name="ce7" table:number-columns-repeated="2"/>
          <table:table-cell table:number-columns-repeated="2"/>
          <table:table-cell table:style-name="ce5" office:value-type="string" calcext:value-type="string">
            <text:p>H264-IPP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style-name="ce12"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1493495" calcext:value-type="float">
            <text:p>1493495</text:p>
          </table:table-cell>
          <table:table-cell table:style-name="ce4" office:value-type="float" office:value="21.8065" calcext:value-type="float">
            <text:p>21.8065</text:p>
          </table:table-cell>
          <table:table-cell table:style-name="ce10" table:formula="of:=['Bush.interp'.B8]/['Bush.interp'.$H$3]" office:value-type="percentage" office:value="0.016415785146495" calcext:value-type="percentage">
            <text:p>1.64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282723" calcext:value-type="float">
            <text:p>282723</text:p>
          </table:table-cell>
          <table:table-cell office:value-type="float" office:value="28.1284" calcext:value-type="float">
            <text:p>28.1284</text:p>
          </table:table-cell>
          <table:table-cell table:style-name="ce10" table:formula="of:=['Bush.interp'.G8]/['Bush.interp'.$H$3]" office:value-type="percentage" office:value="0.00310755645246386" calcext:value-type="percentage">
            <text:p>0.31%</text:p>
          </table:table-cell>
          <table:table-cell table:number-columns-repeated="10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2270662" calcext:value-type="float">
            <text:p>2270662</text:p>
          </table:table-cell>
          <table:table-cell table:style-name="ce4" office:value-type="float" office:value="27.0458" calcext:value-type="float">
            <text:p>27.0458</text:p>
          </table:table-cell>
          <table:table-cell table:style-name="ce10" table:formula="of:=['Bush.interp'.B9]/['Bush.interp'.$H$3]" office:value-type="percentage" office:value="0.0249580343638986" calcext:value-type="percentage">
            <text:p>2.50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568249" calcext:value-type="float">
            <text:p>568249</text:p>
          </table:table-cell>
          <table:table-cell office:value-type="float" office:value="29.2589" calcext:value-type="float">
            <text:p>29.2589</text:p>
          </table:table-cell>
          <table:table-cell table:style-name="ce10" table:formula="of:=['Bush.interp'.G9]/['Bush.interp'.$H$3]" office:value-type="percentage" office:value="0.0062459221448419" calcext:value-type="percentage">
            <text:p>0.62%</text:p>
          </table:table-cell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2894433" calcext:value-type="float">
            <text:p>2894433</text:p>
          </table:table-cell>
          <table:table-cell table:style-name="ce4" office:value-type="float" office:value="28.6269" calcext:value-type="float">
            <text:p>28.6269</text:p>
          </table:table-cell>
          <table:table-cell table:style-name="ce10" table:formula="of:=['Bush.interp'.B10]/['Bush.interp'.$H$3]" office:value-type="percentage" office:value="0.0318142278674686" calcext:value-type="percentage">
            <text:p>3.18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1135620" calcext:value-type="float">
            <text:p>1135620</text:p>
          </table:table-cell>
          <table:table-cell office:value-type="float" office:value="30.1592" calcext:value-type="float">
            <text:p>30.1592</text:p>
          </table:table-cell>
          <table:table-cell table:style-name="ce10" table:formula="of:=['Bush.interp'.G10]/['Bush.interp'.$H$3]" office:value-type="percentage" office:value="0.0124821937321937" calcext:value-type="percentage">
            <text:p>1.25%</text:p>
          </table:table-cell>
          <table:table-cell table:number-columns-repeated="10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3406162" calcext:value-type="float">
            <text:p>3406162</text:p>
          </table:table-cell>
          <table:table-cell table:style-name="ce4" office:value-type="float" office:value="29.2135" calcext:value-type="float">
            <text:p>29.2135</text:p>
          </table:table-cell>
          <table:table-cell table:style-name="ce10" table:formula="of:=['Bush.interp'.B11]/['Bush.interp'.$H$3]" office:value-type="percentage" office:value="0.0374389091132918" calcext:value-type="percentage">
            <text:p>3.74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2253549" calcext:value-type="float">
            <text:p>2253549</text:p>
          </table:table-cell>
          <table:table-cell office:value-type="float" office:value="31.2427" calcext:value-type="float">
            <text:p>31.2427</text:p>
          </table:table-cell>
          <table:table-cell table:style-name="ce10" table:formula="of:=['Bush.interp'.G11]/['Bush.interp'.$H$3]" office:value-type="percentage" office:value="0.024769936425029" calcext:value-type="percentage">
            <text:p>2.48%</text:p>
          </table:table-cell>
          <table:table-cell table:number-columns-repeated="10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3888191" calcext:value-type="float">
            <text:p>3888191</text:p>
          </table:table-cell>
          <table:table-cell table:style-name="ce4" office:value-type="float" office:value="29.5724" calcext:value-type="float">
            <text:p>29.5724</text:p>
          </table:table-cell>
          <table:table-cell table:style-name="ce10" table:formula="of:=['Bush.interp'.B12]/['Bush.interp'.$H$3]" office:value-type="percentage" office:value="0.0427371421160001" calcext:value-type="percentage">
            <text:p>4.27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3353186" calcext:value-type="float">
            <text:p>3353186</text:p>
          </table:table-cell>
          <table:table-cell office:value-type="float" office:value="31.9273" calcext:value-type="float">
            <text:p>31.9273</text:p>
          </table:table-cell>
          <table:table-cell table:style-name="ce10" table:formula="of:=['Bush.interp'.G12]/['Bush.interp'.$H$3]" office:value-type="percentage" office:value="0.0368566221729802" calcext:value-type="percentage">
            <text:p>3.69%</text:p>
          </table:table-cell>
          <table:table-cell table:number-columns-repeated="10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4411665" calcext:value-type="float">
            <text:p>4411665</text:p>
          </table:table-cell>
          <table:table-cell table:style-name="ce4" office:value-type="float" office:value="29.7999" calcext:value-type="float">
            <text:p>29.7999</text:p>
          </table:table-cell>
          <table:table-cell table:style-name="ce10" table:formula="of:=['Bush.interp'.B13]/['Bush.interp'.$H$3]" office:value-type="percentage" office:value="0.0484909188034188" calcext:value-type="percentage">
            <text:p>4.85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4417443" calcext:value-type="float">
            <text:p>4417443</text:p>
          </table:table-cell>
          <table:table-cell office:value-type="float" office:value="32.4741" calcext:value-type="float">
            <text:p>32.4741</text:p>
          </table:table-cell>
          <table:table-cell table:style-name="ce10" table:formula="of:=['Bush.interp'.G13]/['Bush.interp'.$H$3]" office:value-type="percentage" office:value="0.0485544278252612" calcext:value-type="percentage">
            <text:p>4.86%</text:p>
          </table:table-cell>
          <table:table-cell table:number-columns-repeated="101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float" office:value="5204241" calcext:value-type="float">
            <text:p>5204241</text:p>
          </table:table-cell>
          <table:table-cell table:style-name="ce4" office:value-type="float" office:value="29.9131" calcext:value-type="float">
            <text:p>29.9131</text:p>
          </table:table-cell>
          <table:table-cell table:style-name="ce10" table:formula="of:=['Bush.interp'.B14]/['Bush.interp'.$H$3]" office:value-type="percentage" office:value="0.0572025364039253" calcext:value-type="percentage">
            <text:p>5.72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5506809" calcext:value-type="float">
            <text:p>5506809</text:p>
          </table:table-cell>
          <table:table-cell office:value-type="float" office:value="32.9853" calcext:value-type="float">
            <text:p>32.9853</text:p>
          </table:table-cell>
          <table:table-cell table:style-name="ce10" table:formula="of:=['Bush.interp'.G14]/['Bush.interp'.$H$3]" office:value-type="percentage" office:value="0.0605282196370159" calcext:value-type="percentage">
            <text:p>6.05%</text:p>
          </table:table-cell>
          <table:table-cell table:number-columns-repeated="101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6490300" calcext:value-type="float">
            <text:p>6490300</text:p>
          </table:table-cell>
          <table:table-cell table:style-name="ce4" office:value-type="float" office:value="30.0055" calcext:value-type="float">
            <text:p>30.0055</text:p>
          </table:table-cell>
          <table:table-cell table:style-name="ce10" table:formula="of:=['Bush.interp'.B15]/['Bush.interp'.$H$3]" office:value-type="percentage" office:value="0.0713382839154444" calcext:value-type="percentage">
            <text:p>7.13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10913469" calcext:value-type="float">
            <text:p>10913469</text:p>
          </table:table-cell>
          <table:table-cell office:value-type="float" office:value="34.8487" calcext:value-type="float">
            <text:p>34.8487</text:p>
          </table:table-cell>
          <table:table-cell table:style-name="ce10" table:formula="of:=['Bush.interp'.G15]/['Bush.interp'.$H$3]" office:value-type="percentage" office:value="0.119955649203334" calcext:value-type="percentage">
            <text:p>12.00%</text:p>
          </table:table-cell>
          <table:table-cell table:number-columns-repeated="101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float" office:value="9577355" calcext:value-type="float">
            <text:p>9577355</text:p>
          </table:table-cell>
          <table:table-cell table:style-name="ce4" office:value-type="float" office:value="30.1573" calcext:value-type="float">
            <text:p>30.1573</text:p>
          </table:table-cell>
          <table:table-cell table:style-name="ce10" table:formula="of:=['Bush.interp'.B16]/['Bush.interp'.$H$3]" office:value-type="percentage" office:value="0.105269720991172" calcext:value-type="percentage">
            <text:p>10.53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20249005" calcext:value-type="float">
            <text:p>20249005</text:p>
          </table:table-cell>
          <table:table-cell office:value-type="float" office:value="36.4007" calcext:value-type="float">
            <text:p>36.4007</text:p>
          </table:table-cell>
          <table:table-cell table:style-name="ce10" table:formula="of:=['Bush.interp'.G16]/['Bush.interp'.$H$3]" office:value-type="percentage" office:value="0.222567411012627" calcext:value-type="percentage">
            <text:p>22.26%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13019" calcext:value-type="float">
            <text:p>28013019</text:p>
          </table:table-cell>
          <table:table-cell office:value-type="float" office:value="32.5447" calcext:value-type="float">
            <text:p>32.5447</text:p>
          </table:table-cell>
          <table:table-cell table:style-name="ce10" table:formula="of:=['Bush.interp'.B17]/['Bush.interp'.$H$3]" office:value-type="percentage" office:value="0.307905752083993" calcext:value-type="percentage">
            <text:p>30.79%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264-Intra</text:p>
          </table:table-cell>
          <table:table-cell table:number-columns-repeated="4"/>
          <table:table-cell table:style-name="ce5" office:value-type="string" calcext:value-type="string">
            <text:p>H264-IPB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80962" calcext:value-type="float">
            <text:p>280962</text:p>
          </table:table-cell>
          <table:table-cell table:style-name="Default" office:value-type="float" office:value="26.399" calcext:value-type="float">
            <text:p>26.399</text:p>
          </table:table-cell>
          <table:table-cell table:style-name="ce10" table:formula="of:=['(Bush.skip)'.B21]/['Bush.interp'.$H$3]" office:value-type="percentage" office:value="0.00308820037986705" calcext:value-type="percentage">
            <text:p>0.31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289004" calcext:value-type="float">
            <text:p>289004</text:p>
          </table:table-cell>
          <table:table-cell office:value-type="float" office:value="28.2545" calcext:value-type="float">
            <text:p>28.2545</text:p>
          </table:table-cell>
          <table:table-cell table:style-name="ce10" table:formula="of:=['Bush.interp'.G21]/['Bush.interp'.$H$3]" office:value-type="percentage" office:value="0.00317659421054483" calcext:value-type="percentage">
            <text:p>0.32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564903" calcext:value-type="float">
            <text:p>564903</text:p>
          </table:table-cell>
          <table:table-cell table:style-name="Default" office:value-type="float" office:value="27.1666" calcext:value-type="float">
            <text:p>27.1666</text:p>
          </table:table-cell>
          <table:table-cell table:style-name="ce10" table:formula="of:=['(Bush.skip)'.B22]/['Bush.interp'.$H$3]" office:value-type="percentage" office:value="0.00620914450775562" calcext:value-type="percentage">
            <text:p>0.62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579408" calcext:value-type="float">
            <text:p>579408</text:p>
          </table:table-cell>
          <table:table-cell office:value-type="float" office:value="29.2795" calcext:value-type="float">
            <text:p>29.2795</text:p>
          </table:table-cell>
          <table:table-cell table:style-name="ce10" table:formula="of:=['Bush.interp'.G22]/['Bush.interp'.$H$3]" office:value-type="percentage" office:value="0.00636857655376174" calcext:value-type="percentage">
            <text:p>0.64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1128611" calcext:value-type="float">
            <text:p>1128611</text:p>
          </table:table-cell>
          <table:table-cell table:style-name="Default" office:value-type="float" office:value="28.0514" calcext:value-type="float">
            <text:p>28.0514</text:p>
          </table:table-cell>
          <table:table-cell table:style-name="ce10" table:formula="of:=['(Bush.skip)'.B23]/['Bush.interp'.$H$3]" office:value-type="percentage" office:value="0.0124051541451233" calcext:value-type="percentage">
            <text:p>1.2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1161007" calcext:value-type="float">
            <text:p>1161007</text:p>
          </table:table-cell>
          <table:table-cell office:value-type="float" office:value="30.2242" calcext:value-type="float">
            <text:p>30.2242</text:p>
          </table:table-cell>
          <table:table-cell table:style-name="ce10" table:formula="of:=['Bush.interp'.G23]/['Bush.interp'.$H$3]" office:value-type="percentage" office:value="0.0127612355351553" calcext:value-type="percentage">
            <text:p>1.28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Default" office:value-type="float" office:value="2251650" calcext:value-type="float">
            <text:p>2251650</text:p>
          </table:table-cell>
          <table:table-cell table:style-name="Default" office:value-type="float" office:value="29.0965" calcext:value-type="float">
            <text:p>29.0965</text:p>
          </table:table-cell>
          <table:table-cell table:style-name="ce10" table:formula="of:=['(Bush.skip)'.B24]/['Bush.interp'.$H$3]" office:value-type="percentage" office:value="0.0247490635222117" calcext:value-type="percentage">
            <text:p>2.47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2322859" calcext:value-type="float">
            <text:p>2322859</text:p>
          </table:table-cell>
          <table:table-cell office:value-type="float" office:value="31.2781" calcext:value-type="float">
            <text:p>31.2781</text:p>
          </table:table-cell>
          <table:table-cell table:style-name="ce10" table:formula="of:=['Bush.interp'.G24]/['Bush.interp'.$H$3]" office:value-type="percentage" office:value="0.0255317589075305" calcext:value-type="percentage">
            <text:p>2.55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Default" office:value-type="float" office:value="3371970" calcext:value-type="float">
            <text:p>3371970</text:p>
          </table:table-cell>
          <table:table-cell table:style-name="Default" office:value-type="float" office:value="29.8829" calcext:value-type="float">
            <text:p>29.8829</text:p>
          </table:table-cell>
          <table:table-cell table:style-name="ce10" table:formula="of:=['(Bush.skip)'.B25]/['Bush.interp'.$H$3]" office:value-type="percentage" office:value="0.0370630869473462" calcext:value-type="percentage">
            <text:p>3.71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3485951" calcext:value-type="float">
            <text:p>3485951</text:p>
          </table:table-cell>
          <table:table-cell office:value-type="float" office:value="31.9883" calcext:value-type="float">
            <text:p>31.9883</text:p>
          </table:table-cell>
          <table:table-cell table:style-name="ce10" table:formula="of:=['Bush.interp'.G25]/['Bush.interp'.$H$3]" office:value-type="percentage" office:value="0.0383159117688439" calcext:value-type="percentage">
            <text:p>3.83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Default" office:value-type="float" office:value="4490015" calcext:value-type="float">
            <text:p>4490015</text:p>
          </table:table-cell>
          <table:table-cell table:style-name="Default" office:value-type="float" office:value="30.5832" calcext:value-type="float">
            <text:p>30.5832</text:p>
          </table:table-cell>
          <table:table-cell table:style-name="ce10" table:formula="of:=['(Bush.skip)'.B26]/['Bush.interp'.$H$3]" office:value-type="percentage" office:value="0.0493521046568886" calcext:value-type="percentage">
            <text:p>4.94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4611293" calcext:value-type="float">
            <text:p>4611293</text:p>
          </table:table-cell>
          <table:table-cell office:value-type="float" office:value="32.5565" calcext:value-type="float">
            <text:p>32.5565</text:p>
          </table:table-cell>
          <table:table-cell table:style-name="ce10" table:formula="of:=['Bush.interp'.G26]/['Bush.interp'.$H$3]" office:value-type="percentage" office:value="0.0506851346241778" calcext:value-type="percentage">
            <text:p>5.07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5602929" calcext:value-type="float">
            <text:p>5602929</text:p>
          </table:table-cell>
          <table:table-cell table:style-name="Default" office:value-type="float" office:value="31.1733" calcext:value-type="float">
            <text:p>31.1733</text:p>
          </table:table-cell>
          <table:table-cell table:style-name="ce10" table:formula="of:=['(Bush.skip)'.B27]/['Bush.interp'.$H$3]" office:value-type="percentage" office:value="0.0615847248601878" calcext:value-type="percentage">
            <text:p>6.16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5724558" calcext:value-type="float">
            <text:p>5724558</text:p>
          </table:table-cell>
          <table:table-cell office:value-type="float" office:value="33.0683" calcext:value-type="float">
            <text:p>33.0683</text:p>
          </table:table-cell>
          <table:table-cell table:style-name="ce10" table:formula="of:=['Bush.interp'.G27]/['Bush.interp'.$H$3]" office:value-type="percentage" office:value="0.0629216128521684" calcext:value-type="percentage">
            <text:p>6.29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11154852" calcext:value-type="float">
            <text:p>11154852</text:p>
          </table:table-cell>
          <table:table-cell table:style-name="Default" office:value-type="float" office:value="33.5236" calcext:value-type="float">
            <text:p>33.5236</text:p>
          </table:table-cell>
          <table:table-cell table:style-name="ce10" table:formula="of:=['(Bush.skip)'.B28]/['Bush.interp'.$H$3]" office:value-type="percentage" office:value="0.122608816081038" calcext:value-type="percentage">
            <text:p>12.26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11124251" calcext:value-type="float">
            <text:p>11124251</text:p>
          </table:table-cell>
          <table:table-cell office:value-type="float" office:value="34.8735" calcext:value-type="float">
            <text:p>34.8735</text:p>
          </table:table-cell>
          <table:table-cell table:style-name="ce10" table:formula="of:=['Bush.interp'.G28]/['Bush.interp'.$H$3]" office:value-type="percentage" office:value="0.122272464475397" calcext:value-type="percentage">
            <text:p>12.23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2736165" calcext:value-type="float">
            <text:p>22736165</text:p>
          </table:table-cell>
          <table:table-cell table:style-name="Default" office:value-type="float" office:value="36.175" calcext:value-type="float">
            <text:p>36.175</text:p>
          </table:table-cell>
          <table:table-cell table:style-name="ce10" table:formula="of:=['(Bush.skip)'.B29]/['Bush.interp'.$H$3]" office:value-type="percentage" office:value="0.249905088195983" calcext:value-type="percentage">
            <text:p>24.99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20476609" calcext:value-type="float">
            <text:p>20476609</text:p>
          </table:table-cell>
          <table:table-cell office:value-type="float" office:value="36.3973" calcext:value-type="float">
            <text:p>36.3973</text:p>
          </table:table-cell>
          <table:table-cell table:style-name="ce10" table:formula="of:=['Bush.interp'.G29]/['Bush.interp'.$H$3]" office:value-type="percentage" office:value="0.225069125690268" calcext:value-type="percentage">
            <text:p>22.51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H265-Intra</text:p>
          </table:table-cell>
          <table:table-cell table:number-columns-repeated="4"/>
          <table:table-cell table:style-name="ce5" office:value-type="string" calcext:value-type="string">
            <text:p>H265-In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4080" calcext:value-type="float">
            <text:p>294080</text:p>
          </table:table-cell>
          <table:table-cell office:value-type="float" office:value="27.672" calcext:value-type="float">
            <text:p>27.672</text:p>
          </table:table-cell>
          <table:table-cell table:style-name="ce10" table:formula="of:=['Bush.interp'.B33]/['Bush.interp'.$H$3]" office:value-type="percentage" office:value="0.00323238718300447" calcext:value-type="percentage">
            <text:p>0.32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253103" calcext:value-type="float">
            <text:p>253103</text:p>
          </table:table-cell>
          <table:table-cell office:value-type="float" office:value="29.8926" calcext:value-type="float">
            <text:p>29.8926</text:p>
          </table:table-cell>
          <table:table-cell table:style-name="ce10" table:formula="of:=['Bush.interp'.G33]/['Bush.interp'.$H$3]" office:value-type="percentage" office:value="0.00278198753121593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9267" calcext:value-type="float">
            <text:p>599267</text:p>
          </table:table-cell>
          <table:table-cell office:value-type="float" office:value="28.509" calcext:value-type="float">
            <text:p>28.509</text:p>
          </table:table-cell>
          <table:table-cell table:style-name="ce10" table:formula="of:=['Bush.interp'.B34]/['Bush.interp'.$H$3]" office:value-type="percentage" office:value="0.00658685721571524" calcext:value-type="percentage">
            <text:p>0.66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531176" calcext:value-type="float">
            <text:p>531176</text:p>
          </table:table-cell>
          <table:table-cell office:value-type="float" office:value="30.7596" calcext:value-type="float">
            <text:p>30.7596</text:p>
          </table:table-cell>
          <table:table-cell table:style-name="ce10" table:formula="of:=['Bush.interp'.G34]/['Bush.interp'.$H$3]" office:value-type="percentage" office:value="0.00583843340016179" calcext:value-type="percentage">
            <text:p>0.58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20590" calcext:value-type="float">
            <text:p>1220590</text:p>
          </table:table-cell>
          <table:table-cell office:value-type="float" office:value="29.5059" calcext:value-type="float">
            <text:p>29.5059</text:p>
          </table:table-cell>
          <table:table-cell table:style-name="ce10" table:formula="of:=['Bush.interp'.B35]/['Bush.interp'.$H$3]" office:value-type="percentage" office:value="0.0134161434701558" calcext:value-type="percentage">
            <text:p>1.3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1106958" calcext:value-type="float">
            <text:p>1106958</text:p>
          </table:table-cell>
          <table:table-cell office:value-type="float" office:value="31.5778" calcext:value-type="float">
            <text:p>31.5778</text:p>
          </table:table-cell>
          <table:table-cell table:style-name="ce10" table:formula="of:=['Bush.interp'.G35]/['Bush.interp'.$H$3]" office:value-type="percentage" office:value="0.0121671546903028" calcext:value-type="percentage">
            <text:p>1.22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68579" calcext:value-type="float">
            <text:p>2468579</text:p>
          </table:table-cell>
          <table:table-cell office:value-type="float" office:value="30.4565" calcext:value-type="float">
            <text:p>30.4565</text:p>
          </table:table-cell>
          <table:table-cell table:style-name="ce10" table:formula="of:=['Bush.interp'.B36]/['Bush.interp'.$H$3]" office:value-type="percentage" office:value="0.0271334436882276" calcext:value-type="percentage">
            <text:p>2.71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2303404" calcext:value-type="float">
            <text:p>2303404</text:p>
          </table:table-cell>
          <table:table-cell office:value-type="float" office:value="32.4019" calcext:value-type="float">
            <text:p>32.4019</text:p>
          </table:table-cell>
          <table:table-cell table:style-name="ce10" table:formula="of:=['Bush.interp'.G36]/['Bush.interp'.$H$3]" office:value-type="percentage" office:value="0.0253179188210052" calcext:value-type="percentage">
            <text:p>2.53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72049" calcext:value-type="float">
            <text:p>3772049</text:p>
          </table:table-cell>
          <table:table-cell office:value-type="float" office:value="31.3626" calcext:value-type="float">
            <text:p>31.3626</text:p>
          </table:table-cell>
          <table:table-cell table:style-name="ce10" table:formula="of:=['Bush.interp'.B37]/['Bush.interp'.$H$3]" office:value-type="percentage" office:value="0.0414605646125708" calcext:value-type="percentage">
            <text:p>4.15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3534028" calcext:value-type="float">
            <text:p>3534028</text:p>
          </table:table-cell>
          <table:table-cell office:value-type="float" office:value="32.9496" calcext:value-type="float">
            <text:p>32.9496</text:p>
          </table:table-cell>
          <table:table-cell table:style-name="ce10" table:formula="of:=['Bush.interp'.G37]/['Bush.interp'.$H$3]" office:value-type="percentage" office:value="0.0388443512363265" calcext:value-type="percentage">
            <text:p>3.88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77165" calcext:value-type="float">
            <text:p>5077165</text:p>
          </table:table-cell>
          <table:table-cell office:value-type="float" office:value="32.0003" calcext:value-type="float">
            <text:p>32.0003</text:p>
          </table:table-cell>
          <table:table-cell table:style-name="ce10" table:formula="of:=['Bush.interp'.B38]/['Bush.interp'.$H$3]" office:value-type="percentage" office:value="0.055805777584327" calcext:value-type="percentage">
            <text:p>5.58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4798693" calcext:value-type="float">
            <text:p>4798693</text:p>
          </table:table-cell>
          <table:table-cell office:value-type="float" office:value="33.3863" calcext:value-type="float">
            <text:p>33.3863</text:p>
          </table:table-cell>
          <table:table-cell table:style-name="ce10" table:formula="of:=['Bush.interp'.G38]/['Bush.interp'.$H$3]" office:value-type="percentage" office:value="0.0527449460975696" calcext:value-type="percentage">
            <text:p>5.27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66114" calcext:value-type="float">
            <text:p>6366114</text:p>
          </table:table-cell>
          <table:table-cell office:value-type="float" office:value="32.5193" calcext:value-type="float">
            <text:p>32.5193</text:p>
          </table:table-cell>
          <table:table-cell table:style-name="ce10" table:formula="of:=['Bush.interp'.B39]/['Bush.interp'.$H$3]" office:value-type="percentage" office:value="0.0699732905982906" calcext:value-type="percentage">
            <text:p>7.00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6122449" calcext:value-type="float">
            <text:p>6122449</text:p>
          </table:table-cell>
          <table:table-cell office:value-type="float" office:value="33.7575" calcext:value-type="float">
            <text:p>33.7575</text:p>
          </table:table-cell>
          <table:table-cell table:style-name="ce10" table:formula="of:=['Bush.interp'.G39]/['Bush.interp'.$H$3]" office:value-type="percentage" office:value="0.0672950410643312" calcext:value-type="percentage">
            <text:p>6.73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480912" calcext:value-type="float">
            <text:p>12480912</text:p>
          </table:table-cell>
          <table:table-cell office:value-type="float" office:value="34.3437" calcext:value-type="float">
            <text:p>34.3437</text:p>
          </table:table-cell>
          <table:table-cell table:style-name="ce10" table:formula="of:=['Bush.interp'.B40]/['Bush.interp'.$H$3]" office:value-type="percentage" office:value="0.137184235517569" calcext:value-type="percentage">
            <text:p>13.72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12854368" calcext:value-type="float">
            <text:p>12854368</text:p>
          </table:table-cell>
          <table:table-cell office:value-type="float" office:value="35.4266" calcext:value-type="float">
            <text:p>35.4266</text:p>
          </table:table-cell>
          <table:table-cell table:style-name="ce10" table:formula="of:=['Bush.interp'.G40]/['Bush.interp'.$H$3]" office:value-type="percentage" office:value="0.141289085856987" calcext:value-type="percentage">
            <text:p>14.13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580748" calcext:value-type="float">
            <text:p>18580748</text:p>
          </table:table-cell>
          <table:table-cell office:value-type="float" office:value="35.7242" calcext:value-type="float">
            <text:p>35.7242</text:p>
          </table:table-cell>
          <table:table-cell table:style-name="ce10" table:formula="of:=['Bush.interp'.B41]/['Bush.interp'.$H$3]" office:value-type="percentage" office:value="0.204230725264676" calcext:value-type="percentage">
            <text:p>20.42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18092333" calcext:value-type="float">
            <text:p>18092333</text:p>
          </table:table-cell>
          <table:table-cell office:value-type="float" office:value="36.3946" calcext:value-type="float">
            <text:p>36.3946</text:p>
          </table:table-cell>
          <table:table-cell table:style-name="ce10" table:formula="of:=['Bush.interp'.G41]/['Bush.interp'.$H$3]" office:value-type="percentage" office:value="0.198862300393936" calcext:value-type="percentage">
            <text:p>19.89%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Bush.skip)" table:style-name="ta1">
        <table:shapes>
          <draw:frame draw:z-index="0" draw:style-name="gr1" draw:text-style-name="P1" svg:width="453.46pt" svg:height="295.17pt" svg:x="554.94pt" svg:y="67.01pt">
            <loext:p draw:notify-on-update-of-ranges="'(Bush.skip)'.B8:'(Bush.skip)'.B17 '(Bush.skip)'.A6:'(Bush.skip)'.A6 '(Bush.skip)'.C8:'(Bush.skip)'.C17 '(Bush.skip)'.G33:'(Bush.skip)'.G41 '(Bush.skip)'.F31:'(Bush.skip)'.F31 '(Bush.skip)'.H33:'(Bush.skip)'.H41 '(Bush.skip)'.B33:'(Bush.skip)'.B41 '(Bush.skip)'.A31:'(Bush.skip)'.A31 '(Bush.skip)'.C33:'(Bush.skip)'.C41 '(Bush.skip)'.G21:'(Bush.skip)'.G29 '(Bush.skip)'.F19:'(Bush.skip)'.F19 '(Bush.skip)'.H21:'(Bush.skip)'.H29 '(Bush.skip)'.G8:'(Bush.skip)'.G16 '(Bush.skip)'.F6:'(Bush.skip)'.F6 '(Bush.skip)'.H8:'(Bush.skip)'.H16 '(Bush.skip)'.B21:'(Bush.skip)'.B29 '(Bush.skip)'.A19:'(Bush.skip)'.A19 '(Bush.skip)'.C21:'(Bush.skip)'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NangX</text:p>
          </table:table-cell>
          <table:table-cell table:style-name="ce6"/>
          <table:table-cell table:style-name="ce6" office:value-type="string" calcext:value-type="string">
            <text:p>NangY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Filesiz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Original</text:p>
          </table:table-cell>
          <table:table-cell office:value-type="float" office:value="625" calcext:value-type="float">
            <text:p>625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V12</text:p>
          </table:table-cell>
          <table:table-cell table:style-name="ce14" table:formula="of:=['(Bush.skip)'.B2]*['(Bush.skip)'.C2]*['(Bush.skip)'.D2]*['(Bush.skip)'.F2]*1.5" office:value-type="float" office:value="91546875" calcext:value-type="float">
            <text:p>9154687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Adjusted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13" office:value-type="string" calcext:value-type="string">
            <text:p>NV12</text:p>
          </table:table-cell>
          <table:table-cell table:style-name="ce14" table:formula="of:=['(Bush.skip)'.B3]*['(Bush.skip)'.C3]*['(Bush.skip)'.D3]*['(Bush.skip)'.F3]*1.5" office:value-type="float" office:value="90979200" calcext:value-type="float">
            <text:p>90979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JPEG</text:p>
          </table:table-cell>
          <table:table-cell table:style-name="ce7" table:number-columns-repeated="2"/>
          <table:table-cell table:number-columns-repeated="2"/>
          <table:table-cell table:style-name="ce5" office:value-type="string" calcext:value-type="string">
            <text:p>H264-IPP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style-name="ce12"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1493495" calcext:value-type="float">
            <text:p>1493495</text:p>
          </table:table-cell>
          <table:table-cell table:style-name="ce4" office:value-type="float" office:value="21.5002" calcext:value-type="float">
            <text:p>21.5002</text:p>
          </table:table-cell>
          <table:table-cell table:style-name="ce10" table:formula="of:=['(Bush.skip)'.B8]/['(Bush.skip)'.$H$3]" office:value-type="percentage" office:value="0.016415785146495" calcext:value-type="percentage">
            <text:p>1.64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282723" calcext:value-type="float">
            <text:p>282723</text:p>
          </table:table-cell>
          <table:table-cell office:value-type="float" office:value="29.2774" calcext:value-type="float">
            <text:p>29.2774</text:p>
          </table:table-cell>
          <table:table-cell table:style-name="ce10" table:formula="of:=['(Bush.skip)'.G8]/['(Bush.skip)'.$H$3]" office:value-type="percentage" office:value="0.00310755645246386" calcext:value-type="percentage">
            <text:p>0.31%</text:p>
          </table:table-cell>
          <table:table-cell table:number-columns-repeated="10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2270662" calcext:value-type="float">
            <text:p>2270662</text:p>
          </table:table-cell>
          <table:table-cell table:style-name="ce4" office:value-type="float" office:value="27.3714" calcext:value-type="float">
            <text:p>27.3714</text:p>
          </table:table-cell>
          <table:table-cell table:style-name="ce10" table:formula="of:=['(Bush.skip)'.B9]/['(Bush.skip)'.$H$3]" office:value-type="percentage" office:value="0.0249580343638986" calcext:value-type="percentage">
            <text:p>2.50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568249" calcext:value-type="float">
            <text:p>568249</text:p>
          </table:table-cell>
          <table:table-cell office:value-type="float" office:value="31.0404" calcext:value-type="float">
            <text:p>31.0404</text:p>
          </table:table-cell>
          <table:table-cell table:style-name="ce10" table:formula="of:=['(Bush.skip)'.G9]/['(Bush.skip)'.$H$3]" office:value-type="percentage" office:value="0.0062459221448419" calcext:value-type="percentage">
            <text:p>0.62%</text:p>
          </table:table-cell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2894433" calcext:value-type="float">
            <text:p>2894433</text:p>
          </table:table-cell>
          <table:table-cell table:style-name="ce4" office:value-type="float" office:value="29.3987" calcext:value-type="float">
            <text:p>29.3987</text:p>
          </table:table-cell>
          <table:table-cell table:style-name="ce10" table:formula="of:=['(Bush.skip)'.B10]/['(Bush.skip)'.$H$3]" office:value-type="percentage" office:value="0.0318142278674686" calcext:value-type="percentage">
            <text:p>3.18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1135620" calcext:value-type="float">
            <text:p>1135620</text:p>
          </table:table-cell>
          <table:table-cell office:value-type="float" office:value="32.7469" calcext:value-type="float">
            <text:p>32.7469</text:p>
          </table:table-cell>
          <table:table-cell table:style-name="ce10" table:formula="of:=['(Bush.skip)'.G10]/['(Bush.skip)'.$H$3]" office:value-type="percentage" office:value="0.0124821937321937" calcext:value-type="percentage">
            <text:p>1.25%</text:p>
          </table:table-cell>
          <table:table-cell table:number-columns-repeated="10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3406162" calcext:value-type="float">
            <text:p>3406162</text:p>
          </table:table-cell>
          <table:table-cell table:style-name="ce4" office:value-type="float" office:value="30.2995" calcext:value-type="float">
            <text:p>30.2995</text:p>
          </table:table-cell>
          <table:table-cell table:style-name="ce10" table:formula="of:=['(Bush.skip)'.B11]/['(Bush.skip)'.$H$3]" office:value-type="percentage" office:value="0.0374389091132918" calcext:value-type="percentage">
            <text:p>3.74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2253549" calcext:value-type="float">
            <text:p>2253549</text:p>
          </table:table-cell>
          <table:table-cell office:value-type="float" office:value="34.6169" calcext:value-type="float">
            <text:p>34.6169</text:p>
          </table:table-cell>
          <table:table-cell table:style-name="ce10" table:formula="of:=['(Bush.skip)'.G11]/['(Bush.skip)'.$H$3]" office:value-type="percentage" office:value="0.024769936425029" calcext:value-type="percentage">
            <text:p>2.48%</text:p>
          </table:table-cell>
          <table:table-cell table:number-columns-repeated="10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3888191" calcext:value-type="float">
            <text:p>3888191</text:p>
          </table:table-cell>
          <table:table-cell table:style-name="ce4" office:value-type="float" office:value="30.9207" calcext:value-type="float">
            <text:p>30.9207</text:p>
          </table:table-cell>
          <table:table-cell table:style-name="ce10" table:formula="of:=['(Bush.skip)'.B12]/['(Bush.skip)'.$H$3]" office:value-type="percentage" office:value="0.0427371421160001" calcext:value-type="percentage">
            <text:p>4.27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3353186" calcext:value-type="float">
            <text:p>3353186</text:p>
          </table:table-cell>
          <table:table-cell office:value-type="float" office:value="36.1421" calcext:value-type="float">
            <text:p>36.1421</text:p>
          </table:table-cell>
          <table:table-cell table:style-name="ce10" table:formula="of:=['(Bush.skip)'.G12]/['(Bush.skip)'.$H$3]" office:value-type="percentage" office:value="0.0368566221729802" calcext:value-type="percentage">
            <text:p>3.69%</text:p>
          </table:table-cell>
          <table:table-cell table:number-columns-repeated="10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4411665" calcext:value-type="float">
            <text:p>4411665</text:p>
          </table:table-cell>
          <table:table-cell table:style-name="ce4" office:value-type="float" office:value="31.4972" calcext:value-type="float">
            <text:p>31.4972</text:p>
          </table:table-cell>
          <table:table-cell table:style-name="ce10" table:formula="of:=['(Bush.skip)'.B13]/['(Bush.skip)'.$H$3]" office:value-type="percentage" office:value="0.0484909188034188" calcext:value-type="percentage">
            <text:p>4.85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4417443" calcext:value-type="float">
            <text:p>4417443</text:p>
          </table:table-cell>
          <table:table-cell office:value-type="float" office:value="37.4631" calcext:value-type="float">
            <text:p>37.4631</text:p>
          </table:table-cell>
          <table:table-cell table:style-name="ce10" table:formula="of:=['(Bush.skip)'.G13]/['(Bush.skip)'.$H$3]" office:value-type="percentage" office:value="0.0485544278252612" calcext:value-type="percentage">
            <text:p>4.86%</text:p>
          </table:table-cell>
          <table:table-cell table:number-columns-repeated="101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float" office:value="5204241" calcext:value-type="float">
            <text:p>5204241</text:p>
          </table:table-cell>
          <table:table-cell table:style-name="ce4" office:value-type="float" office:value="32.3243" calcext:value-type="float">
            <text:p>32.3243</text:p>
          </table:table-cell>
          <table:table-cell table:style-name="ce10" table:formula="of:=['(Bush.skip)'.B14]/['(Bush.skip)'.$H$3]" office:value-type="percentage" office:value="0.0572025364039253" calcext:value-type="percentage">
            <text:p>5.72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5506809" calcext:value-type="float">
            <text:p>5506809</text:p>
          </table:table-cell>
          <table:table-cell office:value-type="float" office:value="38.8988" calcext:value-type="float">
            <text:p>38.8988</text:p>
          </table:table-cell>
          <table:table-cell table:style-name="ce10" table:formula="of:=['(Bush.skip)'.G14]/['(Bush.skip)'.$H$3]" office:value-type="percentage" office:value="0.0605282196370159" calcext:value-type="percentage">
            <text:p>6.05%</text:p>
          </table:table-cell>
          <table:table-cell table:number-columns-repeated="101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6490300" calcext:value-type="float">
            <text:p>6490300</text:p>
          </table:table-cell>
          <table:table-cell table:style-name="ce4" office:value-type="float" office:value="33.0868" calcext:value-type="float">
            <text:p>33.0868</text:p>
          </table:table-cell>
          <table:table-cell table:style-name="ce10" table:formula="of:=['(Bush.skip)'.B15]/['(Bush.skip)'.$H$3]" office:value-type="percentage" office:value="0.0713382839154444" calcext:value-type="percentage">
            <text:p>7.13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10913469" calcext:value-type="float">
            <text:p>10913469</text:p>
          </table:table-cell>
          <table:table-cell office:value-type="float" office:value="46.5142" calcext:value-type="float">
            <text:p>46.5142</text:p>
          </table:table-cell>
          <table:table-cell table:style-name="ce10" table:formula="of:=['(Bush.skip)'.G15]/['(Bush.skip)'.$H$3]" office:value-type="percentage" office:value="0.119955649203334" calcext:value-type="percentage">
            <text:p>12.00%</text:p>
          </table:table-cell>
          <table:table-cell table:number-columns-repeated="101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float" office:value="9577355" calcext:value-type="float">
            <text:p>9577355</text:p>
          </table:table-cell>
          <table:table-cell table:style-name="ce4" office:value-type="float" office:value="33.9404" calcext:value-type="float">
            <text:p>33.9404</text:p>
          </table:table-cell>
          <table:table-cell table:style-name="ce10" table:formula="of:=['(Bush.skip)'.B16]/['(Bush.skip)'.$H$3]" office:value-type="percentage" office:value="0.105269720991172" calcext:value-type="percentage">
            <text:p>10.53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20249005" calcext:value-type="float">
            <text:p>20249005</text:p>
          </table:table-cell>
          <table:table-cell office:value-type="float" office:value="66.2409" calcext:value-type="float">
            <text:p>66.2409</text:p>
          </table:table-cell>
          <table:table-cell table:style-name="ce10" table:formula="of:=['(Bush.skip)'.G16]/['(Bush.skip)'.$H$3]" office:value-type="percentage" office:value="0.222567411012627" calcext:value-type="percentage">
            <text:p>22.26%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13019" calcext:value-type="float">
            <text:p>28013019</text:p>
          </table:table-cell>
          <table:table-cell office:value-type="float" office:value="40.4949" calcext:value-type="float">
            <text:p>40.4949</text:p>
          </table:table-cell>
          <table:table-cell table:style-name="ce10" table:formula="of:=['(Bush.skip)'.B17]/['(Bush.skip)'.$H$3]" office:value-type="percentage" office:value="0.307905752083993" calcext:value-type="percentage">
            <text:p>30.79%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264-Intra</text:p>
          </table:table-cell>
          <table:table-cell table:number-columns-repeated="4"/>
          <table:table-cell table:style-name="ce5" office:value-type="string" calcext:value-type="string">
            <text:p>H264-IPB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0962" calcext:value-type="float">
            <text:p>280962</text:p>
          </table:table-cell>
          <table:table-cell office:value-type="float" office:value="26.6848" calcext:value-type="float">
            <text:p>26.6848</text:p>
          </table:table-cell>
          <table:table-cell table:style-name="ce10" table:formula="of:=['(Bush.skip)'.B21]/['(Bush.skip)'.$H$3]" office:value-type="percentage" office:value="0.00308820037986705" calcext:value-type="percentage">
            <text:p>0.31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289004" calcext:value-type="float">
            <text:p>289004</text:p>
          </table:table-cell>
          <table:table-cell office:value-type="float" office:value="29.5439" calcext:value-type="float">
            <text:p>29.5439</text:p>
          </table:table-cell>
          <table:table-cell table:style-name="ce10" table:formula="of:=['(Bush.skip)'.G21]/['(Bush.skip)'.$H$3]" office:value-type="percentage" office:value="0.00317659421054483" calcext:value-type="percentage">
            <text:p>0.32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4903" calcext:value-type="float">
            <text:p>564903</text:p>
          </table:table-cell>
          <table:table-cell office:value-type="float" office:value="27.7485" calcext:value-type="float">
            <text:p>27.7485</text:p>
          </table:table-cell>
          <table:table-cell table:style-name="ce10" table:formula="of:=['(Bush.skip)'.B22]/['(Bush.skip)'.$H$3]" office:value-type="percentage" office:value="0.00620914450775562" calcext:value-type="percentage">
            <text:p>0.62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579408" calcext:value-type="float">
            <text:p>579408</text:p>
          </table:table-cell>
          <table:table-cell office:value-type="float" office:value="31.1448" calcext:value-type="float">
            <text:p>31.1448</text:p>
          </table:table-cell>
          <table:table-cell table:style-name="ce10" table:formula="of:=['(Bush.skip)'.G22]/['(Bush.skip)'.$H$3]" office:value-type="percentage" office:value="0.00636857655376174" calcext:value-type="percentage">
            <text:p>0.64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28611" calcext:value-type="float">
            <text:p>1128611</text:p>
          </table:table-cell>
          <table:table-cell office:value-type="float" office:value="29.1636" calcext:value-type="float">
            <text:p>29.1636</text:p>
          </table:table-cell>
          <table:table-cell table:style-name="ce10" table:formula="of:=['(Bush.skip)'.B23]/['(Bush.skip)'.$H$3]" office:value-type="percentage" office:value="0.0124051541451233" calcext:value-type="percentage">
            <text:p>1.2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1161007" calcext:value-type="float">
            <text:p>1161007</text:p>
          </table:table-cell>
          <table:table-cell office:value-type="float" office:value="32.8971" calcext:value-type="float">
            <text:p>32.8971</text:p>
          </table:table-cell>
          <table:table-cell table:style-name="ce10" table:formula="of:=['(Bush.skip)'.G23]/['(Bush.skip)'.$H$3]" office:value-type="percentage" office:value="0.0127612355351553" calcext:value-type="percentage">
            <text:p>1.28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51650" calcext:value-type="float">
            <text:p>2251650</text:p>
          </table:table-cell>
          <table:table-cell office:value-type="float" office:value="31.2079" calcext:value-type="float">
            <text:p>31.2079</text:p>
          </table:table-cell>
          <table:table-cell table:style-name="ce10" table:formula="of:=['(Bush.skip)'.B24]/['(Bush.skip)'.$H$3]" office:value-type="percentage" office:value="0.0247490635222117" calcext:value-type="percentage">
            <text:p>2.47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2322859" calcext:value-type="float">
            <text:p>2322859</text:p>
          </table:table-cell>
          <table:table-cell office:value-type="float" office:value="34.6779" calcext:value-type="float">
            <text:p>34.6779</text:p>
          </table:table-cell>
          <table:table-cell table:style-name="ce10" table:formula="of:=['(Bush.skip)'.G24]/['(Bush.skip)'.$H$3]" office:value-type="percentage" office:value="0.0255317589075305" calcext:value-type="percentage">
            <text:p>2.55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371970" calcext:value-type="float">
            <text:p>3371970</text:p>
          </table:table-cell>
          <table:table-cell office:value-type="float" office:value="32.511" calcext:value-type="float">
            <text:p>32.511</text:p>
          </table:table-cell>
          <table:table-cell table:style-name="ce10" table:formula="of:=['(Bush.skip)'.B25]/['(Bush.skip)'.$H$3]" office:value-type="percentage" office:value="0.0370630869473462" calcext:value-type="percentage">
            <text:p>3.71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3485951" calcext:value-type="float">
            <text:p>3485951</text:p>
          </table:table-cell>
          <table:table-cell office:value-type="float" office:value="36.2266" calcext:value-type="float">
            <text:p>36.2266</text:p>
          </table:table-cell>
          <table:table-cell table:style-name="ce10" table:formula="of:=['(Bush.skip)'.G25]/['(Bush.skip)'.$H$3]" office:value-type="percentage" office:value="0.0383159117688439" calcext:value-type="percentage">
            <text:p>3.83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490015" calcext:value-type="float">
            <text:p>4490015</text:p>
          </table:table-cell>
          <table:table-cell office:value-type="float" office:value="33.662" calcext:value-type="float">
            <text:p>33.662</text:p>
          </table:table-cell>
          <table:table-cell table:style-name="ce10" table:formula="of:=['(Bush.skip)'.B26]/['(Bush.skip)'.$H$3]" office:value-type="percentage" office:value="0.0493521046568886" calcext:value-type="percentage">
            <text:p>4.94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4611293" calcext:value-type="float">
            <text:p>4611293</text:p>
          </table:table-cell>
          <table:table-cell office:value-type="float" office:value="37.6395" calcext:value-type="float">
            <text:p>37.6395</text:p>
          </table:table-cell>
          <table:table-cell table:style-name="ce10" table:formula="of:=['(Bush.skip)'.G26]/['(Bush.skip)'.$H$3]" office:value-type="percentage" office:value="0.0506851346241778" calcext:value-type="percentage">
            <text:p>5.07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02929" calcext:value-type="float">
            <text:p>5602929</text:p>
          </table:table-cell>
          <table:table-cell office:value-type="float" office:value="34.7866" calcext:value-type="float">
            <text:p>34.7866</text:p>
          </table:table-cell>
          <table:table-cell table:style-name="ce10" table:formula="of:=['(Bush.skip)'.B27]/['(Bush.skip)'.$H$3]" office:value-type="percentage" office:value="0.0615847248601878" calcext:value-type="percentage">
            <text:p>6.16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5724558" calcext:value-type="float">
            <text:p>5724558</text:p>
          </table:table-cell>
          <table:table-cell office:value-type="float" office:value="39.0941" calcext:value-type="float">
            <text:p>39.0941</text:p>
          </table:table-cell>
          <table:table-cell table:style-name="ce10" table:formula="of:=['(Bush.skip)'.G27]/['(Bush.skip)'.$H$3]" office:value-type="percentage" office:value="0.0629216128521684" calcext:value-type="percentage">
            <text:p>6.29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154852" calcext:value-type="float">
            <text:p>11154852</text:p>
          </table:table-cell>
          <table:table-cell office:value-type="float" office:value="40.6824" calcext:value-type="float">
            <text:p>40.6824</text:p>
          </table:table-cell>
          <table:table-cell table:style-name="ce10" table:formula="of:=['(Bush.skip)'.B28]/['(Bush.skip)'.$H$3]" office:value-type="percentage" office:value="0.122608816081038" calcext:value-type="percentage">
            <text:p>12.26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11124251" calcext:value-type="float">
            <text:p>11124251</text:p>
          </table:table-cell>
          <table:table-cell office:value-type="float" office:value="46.6761" calcext:value-type="float">
            <text:p>46.6761</text:p>
          </table:table-cell>
          <table:table-cell table:style-name="ce10" table:formula="of:=['(Bush.skip)'.G28]/['(Bush.skip)'.$H$3]" office:value-type="percentage" office:value="0.122272464475397" calcext:value-type="percentage">
            <text:p>12.23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736165" calcext:value-type="float">
            <text:p>22736165</text:p>
          </table:table-cell>
          <table:table-cell office:value-type="float" office:value="60.3241" calcext:value-type="float">
            <text:p>60.3241</text:p>
          </table:table-cell>
          <table:table-cell table:style-name="ce10" table:formula="of:=['(Bush.skip)'.B29]/['(Bush.skip)'.$H$3]" office:value-type="percentage" office:value="0.249905088195983" calcext:value-type="percentage">
            <text:p>24.99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20476609" calcext:value-type="float">
            <text:p>20476609</text:p>
          </table:table-cell>
          <table:table-cell office:value-type="float" office:value="66.2581" calcext:value-type="float">
            <text:p>66.2581</text:p>
          </table:table-cell>
          <table:table-cell table:style-name="ce10" table:formula="of:=['(Bush.skip)'.G29]/['(Bush.skip)'.$H$3]" office:value-type="percentage" office:value="0.225069125690268" calcext:value-type="percentage">
            <text:p>22.51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H265-Intra</text:p>
          </table:table-cell>
          <table:table-cell table:number-columns-repeated="4"/>
          <table:table-cell table:style-name="ce5" office:value-type="string" calcext:value-type="string">
            <text:p>H265-In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4080" calcext:value-type="float">
            <text:p>294080</text:p>
          </table:table-cell>
          <table:table-cell office:value-type="float" office:value="29.176" calcext:value-type="float">
            <text:p>29.176</text:p>
          </table:table-cell>
          <table:table-cell table:style-name="ce10" table:formula="of:=['(Bush.skip)'.B33]/['(Bush.skip)'.$H$3]" office:value-type="percentage" office:value="0.00323238718300447" calcext:value-type="percentage">
            <text:p>0.32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253103" calcext:value-type="float">
            <text:p>253103</text:p>
          </table:table-cell>
          <table:table-cell office:value-type="float" office:value="32.2205" calcext:value-type="float">
            <text:p>32.2205</text:p>
          </table:table-cell>
          <table:table-cell table:style-name="ce10" table:formula="of:=['(Bush.skip)'.G33]/['(Bush.skip)'.$H$3]" office:value-type="percentage" office:value="0.00278198753121593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9267" calcext:value-type="float">
            <text:p>599267</text:p>
          </table:table-cell>
          <table:table-cell office:value-type="float" office:value="30.2029" calcext:value-type="float">
            <text:p>30.2029</text:p>
          </table:table-cell>
          <table:table-cell table:style-name="ce10" table:formula="of:=['(Bush.skip)'.B34]/['(Bush.skip)'.$H$3]" office:value-type="percentage" office:value="0.00658685721571524" calcext:value-type="percentage">
            <text:p>0.66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531176" calcext:value-type="float">
            <text:p>531176</text:p>
          </table:table-cell>
          <table:table-cell office:value-type="float" office:value="33.7049" calcext:value-type="float">
            <text:p>33.7049</text:p>
          </table:table-cell>
          <table:table-cell table:style-name="ce10" table:formula="of:=['(Bush.skip)'.G34]/['(Bush.skip)'.$H$3]" office:value-type="percentage" office:value="0.00583843340016179" calcext:value-type="percentage">
            <text:p>0.58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20590" calcext:value-type="float">
            <text:p>1220590</text:p>
          </table:table-cell>
          <table:table-cell office:value-type="float" office:value="31.6427" calcext:value-type="float">
            <text:p>31.6427</text:p>
          </table:table-cell>
          <table:table-cell table:style-name="ce10" table:formula="of:=['(Bush.skip)'.B35]/['(Bush.skip)'.$H$3]" office:value-type="percentage" office:value="0.0134161434701558" calcext:value-type="percentage">
            <text:p>1.3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1106958" calcext:value-type="float">
            <text:p>1106958</text:p>
          </table:table-cell>
          <table:table-cell office:value-type="float" office:value="35.1335" calcext:value-type="float">
            <text:p>35.1335</text:p>
          </table:table-cell>
          <table:table-cell table:style-name="ce10" table:formula="of:=['(Bush.skip)'.G35]/['(Bush.skip)'.$H$3]" office:value-type="percentage" office:value="0.0121671546903028" calcext:value-type="percentage">
            <text:p>1.22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68579" calcext:value-type="float">
            <text:p>2468579</text:p>
          </table:table-cell>
          <table:table-cell office:value-type="float" office:value="33.232" calcext:value-type="float">
            <text:p>33.232</text:p>
          </table:table-cell>
          <table:table-cell table:style-name="ce10" table:formula="of:=['(Bush.skip)'.B36]/['(Bush.skip)'.$H$3]" office:value-type="percentage" office:value="0.0271334436882276" calcext:value-type="percentage">
            <text:p>2.71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2303404" calcext:value-type="float">
            <text:p>2303404</text:p>
          </table:table-cell>
          <table:table-cell office:value-type="float" office:value="36.8904" calcext:value-type="float">
            <text:p>36.8904</text:p>
          </table:table-cell>
          <table:table-cell table:style-name="ce10" table:formula="of:=['(Bush.skip)'.G36]/['(Bush.skip)'.$H$3]" office:value-type="percentage" office:value="0.0253179188210052" calcext:value-type="percentage">
            <text:p>2.53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72049" calcext:value-type="float">
            <text:p>3772049</text:p>
          </table:table-cell>
          <table:table-cell office:value-type="float" office:value="34.8535" calcext:value-type="float">
            <text:p>34.8535</text:p>
          </table:table-cell>
          <table:table-cell table:style-name="ce10" table:formula="of:=['(Bush.skip)'.B37]/['(Bush.skip)'.$H$3]" office:value-type="percentage" office:value="0.0414605646125708" calcext:value-type="percentage">
            <text:p>4.15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3534028" calcext:value-type="float">
            <text:p>3534028</text:p>
          </table:table-cell>
          <table:table-cell office:value-type="float" office:value="38.2048" calcext:value-type="float">
            <text:p>38.2048</text:p>
          </table:table-cell>
          <table:table-cell table:style-name="ce10" table:formula="of:=['(Bush.skip)'.G37]/['(Bush.skip)'.$H$3]" office:value-type="percentage" office:value="0.0388443512363265" calcext:value-type="percentage">
            <text:p>3.88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77165" calcext:value-type="float">
            <text:p>5077165</text:p>
          </table:table-cell>
          <table:table-cell office:value-type="float" office:value="36.2541" calcext:value-type="float">
            <text:p>36.2541</text:p>
          </table:table-cell>
          <table:table-cell table:style-name="ce10" table:formula="of:=['(Bush.skip)'.B38]/['(Bush.skip)'.$H$3]" office:value-type="percentage" office:value="0.055805777584327" calcext:value-type="percentage">
            <text:p>5.58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4798693" calcext:value-type="float">
            <text:p>4798693</text:p>
          </table:table-cell>
          <table:table-cell office:value-type="float" office:value="39.4343" calcext:value-type="float">
            <text:p>39.4343</text:p>
          </table:table-cell>
          <table:table-cell table:style-name="ce10" table:formula="of:=['(Bush.skip)'.G38]/['(Bush.skip)'.$H$3]" office:value-type="percentage" office:value="0.0527449460975696" calcext:value-type="percentage">
            <text:p>5.27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66114" calcext:value-type="float">
            <text:p>6366114</text:p>
          </table:table-cell>
          <table:table-cell office:value-type="float" office:value="37.5411" calcext:value-type="float">
            <text:p>37.5411</text:p>
          </table:table-cell>
          <table:table-cell table:style-name="ce10" table:formula="of:=['(Bush.skip)'.B39]/['(Bush.skip)'.$H$3]" office:value-type="percentage" office:value="0.0699732905982906" calcext:value-type="percentage">
            <text:p>7.00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6122449" calcext:value-type="float">
            <text:p>6122449</text:p>
          </table:table-cell>
          <table:table-cell office:value-type="float" office:value="40.6956" calcext:value-type="float">
            <text:p>40.6956</text:p>
          </table:table-cell>
          <table:table-cell table:style-name="ce10" table:formula="of:=['(Bush.skip)'.G39]/['(Bush.skip)'.$H$3]" office:value-type="percentage" office:value="0.0672950410643312" calcext:value-type="percentage">
            <text:p>6.73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480912" calcext:value-type="float">
            <text:p>12480912</text:p>
          </table:table-cell>
          <table:table-cell office:value-type="float" office:value="43.6554" calcext:value-type="float">
            <text:p>43.6554</text:p>
          </table:table-cell>
          <table:table-cell table:style-name="ce10" table:formula="of:=['(Bush.skip)'.B40]/['(Bush.skip)'.$H$3]" office:value-type="percentage" office:value="0.137184235517569" calcext:value-type="percentage">
            <text:p>13.72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12854368" calcext:value-type="float">
            <text:p>12854368</text:p>
          </table:table-cell>
          <table:table-cell office:value-type="float" office:value="49.77" calcext:value-type="float">
            <text:p>49.77</text:p>
          </table:table-cell>
          <table:table-cell table:style-name="ce10" table:formula="of:=['(Bush.skip)'.G40]/['(Bush.skip)'.$H$3]" office:value-type="percentage" office:value="0.141289085856987" calcext:value-type="percentage">
            <text:p>14.13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580748" calcext:value-type="float">
            <text:p>18580748</text:p>
          </table:table-cell>
          <table:table-cell office:value-type="float" office:value="52.8956" calcext:value-type="float">
            <text:p>52.8956</text:p>
          </table:table-cell>
          <table:table-cell table:style-name="ce10" table:formula="of:=['(Bush.skip)'.B41]/['(Bush.skip)'.$H$3]" office:value-type="percentage" office:value="0.204230725264676" calcext:value-type="percentage">
            <text:p>20.42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18092333" calcext:value-type="float">
            <text:p>18092333</text:p>
          </table:table-cell>
          <table:table-cell office:value-type="float" office:value="66.5372" calcext:value-type="float">
            <text:p>66.5372</text:p>
          </table:table-cell>
          <table:table-cell table:style-name="ce10" table:formula="of:=['(Bush.skip)'.G41]/['(Bush.skip)'.$H$3]" office:value-type="percentage" office:value="0.198862300393936" calcext:value-type="percentage">
            <text:p>19.89%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7:58:09.688969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40:10.001705931</meta:creation-date>
    <dc:date>2017-01-07T19:59:10.685926601</dc:date>
    <meta:editing-duration>PT33M23S</meta:editing-duration>
    <meta:editing-cycles>9</meta:editing-cycles>
    <meta:generator>LibreOffice/5.1.4.2$Linux_X86_64 LibreOffice_project/10m0$Build-2</meta:generator>
    <meta:document-statistic meta:table-count="3" meta:cell-count="8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minimum="25" chart:maximum="55" chart:origin="0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414cm" xlink:href=".." xlink:type="simple" chart:class="chart:scatter" chart:style-name="ch1">
        <chart:title svg:x="7.307cm" svg:y="0.344cm" chart:style-name="ch2">
          <text:p>PSNR</text:p>
        </chart:title>
        <chart:legend chart:legend-position="end" svg:x="12.934cm" svg:y="3.663cm" style:legend-expansion="high" chart:style-name="ch3"/>
        <chart:plot-area chart:style-name="ch4" table:cell-range-address="Bush.B8:Bush.C17 Bush.A6:Bush.A6 Bush.F31:Bush.F31 Bush.H33:Bush.H41 Bush.A31:Bush.A31 Bush.C33:Bush.C41 Bush.F19:Bush.F19 Bush.H21:Bush.H29 Bush.F6:Bush.F6 Bush.H8:Bush.H16 Bush.A19:Bush.A19 Bush.C21:Bush.C29" chart:data-source-has-labels="row" svg:x="0.319cm" svg:y="1.331cm" svg:width="12.296cm" svg:height="8.875cm">
          <chartooo:coordinate-region svg:x="1.417cm" svg:y="1.475cm" svg:width="10.456cm" svg:height="8.0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sh.C8:Bush.C17" chart:label-cell-address="Bush.A6:Bush.A6" chart:class="chart:scatter">
            <chart:domain table:cell-range-address="Bush.B8:Bush.B17"/>
            <chart:data-point chart:repeated="10"/>
          </chart:series>
          <chart:series chart:style-name="ch9" chart:values-cell-range-address="Bush.H33:Bush.H41" chart:label-cell-address="Bush.F31:Bush.F31" chart:class="chart:scatter">
            <chart:domain table:cell-range-address="Bush.G33:Bush.G41"/>
            <chart:data-point chart:repeated="9"/>
          </chart:series>
          <chart:series chart:style-name="ch10" chart:values-cell-range-address="Bush.C33:Bush.C41" chart:label-cell-address="Bush.A31:Bush.A31" chart:class="chart:scatter">
            <chart:domain table:cell-range-address="Bush.B33:Bush.B41"/>
            <chart:data-point chart:repeated="9"/>
          </chart:series>
          <chart:series chart:style-name="ch11" chart:values-cell-range-address="Bush.H21:Bush.H29" chart:label-cell-address="Bush.F19:Bush.F19" chart:class="chart:scatter">
            <chart:domain table:cell-range-address="Bush.G21:Bush.G29"/>
            <chart:data-point chart:repeated="9"/>
          </chart:series>
          <chart:series chart:style-name="ch12" chart:values-cell-range-address="Bush.H8:Bush.H16" chart:label-cell-address="Bush.F6:Bush.F6" chart:class="chart:scatter">
            <chart:domain table:cell-range-address="Bush.G8:Bush.G16"/>
            <chart:data-point chart:repeated="9"/>
          </chart:series>
          <chart:series chart:style-name="ch13" chart:values-cell-range-address="Bush.C21:Bush.C29" chart:label-cell-address="Bush.A19:Bush.A19" chart:class="chart:scatter">
            <chart:domain table:cell-range-address="Bush.B21:Bush.B29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PEG</text:p>
                <draw:g>
                  <svg:desc>Bush.A6:Bush.A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5-Inter</text:p>
                <draw:g>
                  <svg:desc>Bush.F31:Bush.F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5-Intra</text:p>
                <draw:g>
                  <svg:desc>Bush.A31:Bush.A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BP</text:p>
                <draw:g>
                  <svg:desc>Bush.F19:Bush.F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PP</text:p>
                <draw:g>
                  <svg:desc>Bush.F6:Bush.F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4-Intra</text:p>
                <draw:g>
                  <svg:desc>Bush.A19:Bush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2767">
                <text:p>2972767</text:p>
                <draw:g>
                  <svg:desc>Bush.B8:Bush.B17</svg:desc>
                </draw:g>
              </table:table-cell>
              <table:table-cell office:value-type="float" office:value="21.5559">
                <text:p>21.5559</text:p>
                <draw:g>
                  <svg:desc>Bush.C8:Bush.C17</svg:desc>
                </draw:g>
              </table:table-cell>
              <table:table-cell office:value-type="float" office:value="537547">
                <text:p>537547</text:p>
                <draw:g>
                  <svg:desc>Bush.G33:Bush.G41</svg:desc>
                </draw:g>
              </table:table-cell>
              <table:table-cell office:value-type="float" office:value="32.7935">
                <text:p>32.7935</text:p>
                <draw:g>
                  <svg:desc>Bush.H33:Bush.H41</svg:desc>
                </draw:g>
              </table:table-cell>
              <table:table-cell office:value-type="float" office:value="584954">
                <text:p>584954</text:p>
                <draw:g>
                  <svg:desc>Bush.B33:Bush.B41</svg:desc>
                </draw:g>
              </table:table-cell>
              <table:table-cell office:value-type="float" office:value="30.3296">
                <text:p>30.3296</text:p>
                <draw:g>
                  <svg:desc>Bush.C33:Bush.C41</svg:desc>
                </draw:g>
              </table:table-cell>
              <table:table-cell office:value-type="float" office:value="545750">
                <text:p>545750</text:p>
                <draw:g>
                  <svg:desc>Bush.G21:Bush.G29</svg:desc>
                </draw:g>
              </table:table-cell>
              <table:table-cell office:value-type="float" office:value="29.8398">
                <text:p>29.8398</text:p>
                <draw:g>
                  <svg:desc>Bush.H21:Bush.H29</svg:desc>
                </draw:g>
              </table:table-cell>
              <table:table-cell office:value-type="float" office:value="542465">
                <text:p>542465</text:p>
                <draw:g>
                  <svg:desc>Bush.G8:Bush.G16</svg:desc>
                </draw:g>
              </table:table-cell>
              <table:table-cell office:value-type="float" office:value="29.5723">
                <text:p>29.5723</text:p>
                <draw:g>
                  <svg:desc>Bush.H8:Bush.H16</svg:desc>
                </draw:g>
              </table:table-cell>
              <table:table-cell office:value-type="float" office:value="559548">
                <text:p>559548</text:p>
                <draw:g>
                  <svg:desc>Bush.B21:Bush.B29</svg:desc>
                </draw:g>
              </table:table-cell>
              <table:table-cell office:value-type="float" office:value="26.7291">
                <text:p>26.7291</text:p>
                <draw:g>
                  <svg:desc>Bush.C21:Bush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9552">
                <text:p>4519552</text:p>
              </table:table-cell>
              <table:table-cell office:value-type="float" office:value="27.4549">
                <text:p>27.4549</text:p>
              </table:table-cell>
              <table:table-cell office:value-type="float" office:value="1084087">
                <text:p>1084087</text:p>
              </table:table-cell>
              <table:table-cell office:value-type="float" office:value="34.2807">
                <text:p>34.2807</text:p>
              </table:table-cell>
              <table:table-cell office:value-type="float" office:value="1164579">
                <text:p>1164579</text:p>
              </table:table-cell>
              <table:table-cell office:value-type="float" office:value="31.2667">
                <text:p>31.2667</text:p>
              </table:table-cell>
              <table:table-cell office:value-type="float" office:value="1095486">
                <text:p>1095486</text:p>
              </table:table-cell>
              <table:table-cell office:value-type="float" office:value="31.5635">
                <text:p>31.5635</text:p>
              </table:table-cell>
              <table:table-cell office:value-type="float" office:value="1090012">
                <text:p>1090012</text:p>
              </table:table-cell>
              <table:table-cell office:value-type="float" office:value="31.3926">
                <text:p>31.3926</text:p>
              </table:table-cell>
              <table:table-cell office:value-type="float" office:value="1118446">
                <text:p>1118446</text:p>
              </table:table-cell>
              <table:table-cell office:value-type="float" office:value="27.7853">
                <text:p>27.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0309">
                <text:p>5760309</text:p>
              </table:table-cell>
              <table:table-cell office:value-type="float" office:value="29.495">
                <text:p>29.495</text:p>
              </table:table-cell>
              <table:table-cell office:value-type="float" office:value="2195958">
                <text:p>2195958</text:p>
              </table:table-cell>
              <table:table-cell office:value-type="float" office:value="36.0378">
                <text:p>36.0378</text:p>
              </table:table-cell>
              <table:table-cell office:value-type="float" office:value="2313667">
                <text:p>2313667</text:p>
              </table:table-cell>
              <table:table-cell office:value-type="float" office:value="32.8958">
                <text:p>32.8958</text:p>
              </table:table-cell>
              <table:table-cell office:value-type="float" office:value="2199792">
                <text:p>2199792</text:p>
              </table:table-cell>
              <table:table-cell office:value-type="float" office:value="33.4543">
                <text:p>33.4543</text:p>
              </table:table-cell>
              <table:table-cell office:value-type="float" office:value="2199251">
                <text:p>2199251</text:p>
              </table:table-cell>
              <table:table-cell office:value-type="float" office:value="33.3728">
                <text:p>33.3728</text:p>
              </table:table-cell>
              <table:table-cell office:value-type="float" office:value="2238214">
                <text:p>2238214</text:p>
              </table:table-cell>
              <table:table-cell office:value-type="float" office:value="29.1141">
                <text:p>29.1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78018">
                <text:p>6778018</text:p>
              </table:table-cell>
              <table:table-cell office:value-type="float" office:value="30.3988">
                <text:p>30.3988</text:p>
              </table:table-cell>
              <table:table-cell office:value-type="float" office:value="4471984">
                <text:p>4471984</text:p>
              </table:table-cell>
              <table:table-cell office:value-type="float" office:value="38.2065">
                <text:p>38.2065</text:p>
              </table:table-cell>
              <table:table-cell office:value-type="float" office:value="4660346">
                <text:p>4660346</text:p>
              </table:table-cell>
              <table:table-cell office:value-type="float" office:value="35.0788">
                <text:p>35.0788</text:p>
              </table:table-cell>
              <table:table-cell office:value-type="float" office:value="4429403">
                <text:p>4429403</text:p>
              </table:table-cell>
              <table:table-cell office:value-type="float" office:value="35.6969">
                <text:p>35.6969</text:p>
              </table:table-cell>
              <table:table-cell office:value-type="float" office:value="4416706">
                <text:p>4416706</text:p>
              </table:table-cell>
              <table:table-cell office:value-type="float" office:value="35.7274">
                <text:p>35.7274</text:p>
              </table:table-cell>
              <table:table-cell office:value-type="float" office:value="4468810">
                <text:p>4468810</text:p>
              </table:table-cell>
              <table:table-cell office:value-type="float" office:value="31.1745">
                <text:p>31.1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36480">
                <text:p>7736480</text:p>
              </table:table-cell>
              <table:table-cell office:value-type="float" office:value="31.0169">
                <text:p>31.0169</text:p>
              </table:table-cell>
              <table:table-cell office:value-type="float" office:value="6732466">
                <text:p>6732466</text:p>
              </table:table-cell>
              <table:table-cell office:value-type="float" office:value="39.8161">
                <text:p>39.8161</text:p>
              </table:table-cell>
              <table:table-cell office:value-type="float" office:value="6992178">
                <text:p>6992178</text:p>
              </table:table-cell>
              <table:table-cell office:value-type="float" office:value="36.7886">
                <text:p>36.7886</text:p>
              </table:table-cell>
              <table:table-cell office:value-type="float" office:value="6629814">
                <text:p>6629814</text:p>
              </table:table-cell>
              <table:table-cell office:value-type="float" office:value="37.5263">
                <text:p>37.5263</text:p>
              </table:table-cell>
              <table:table-cell office:value-type="float" office:value="6630327">
                <text:p>6630327</text:p>
              </table:table-cell>
              <table:table-cell office:value-type="float" office:value="37.6666">
                <text:p>37.6666</text:p>
              </table:table-cell>
              <table:table-cell office:value-type="float" office:value="6691452">
                <text:p>6691452</text:p>
              </table:table-cell>
              <table:table-cell office:value-type="float" office:value="32.5058">
                <text:p>32.5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8574">
                <text:p>8778574</text:p>
              </table:table-cell>
              <table:table-cell office:value-type="float" office:value="31.5968">
                <text:p>31.5968</text:p>
              </table:table-cell>
              <table:table-cell office:value-type="float" office:value="9036632">
                <text:p>9036632</text:p>
              </table:table-cell>
              <table:table-cell office:value-type="float" office:value="41.1675">
                <text:p>41.1675</text:p>
              </table:table-cell>
              <table:table-cell office:value-type="float" office:value="9378296">
                <text:p>9378296</text:p>
              </table:table-cell>
              <table:table-cell office:value-type="float" office:value="38.3914">
                <text:p>38.3914</text:p>
              </table:table-cell>
              <table:table-cell office:value-type="float" office:value="8827102">
                <text:p>8827102</text:p>
              </table:table-cell>
              <table:table-cell office:value-type="float" office:value="39.3219">
                <text:p>39.3219</text:p>
              </table:table-cell>
              <table:table-cell office:value-type="float" office:value="8857693">
                <text:p>8857693</text:p>
              </table:table-cell>
              <table:table-cell office:value-type="float" office:value="39.4705">
                <text:p>39.4705</text:p>
              </table:table-cell>
              <table:table-cell office:value-type="float" office:value="8917212">
                <text:p>8917212</text:p>
              </table:table-cell>
              <table:table-cell office:value-type="float" office:value="33.6673">
                <text:p>33.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54149">
                <text:p>10354149</text:p>
              </table:table-cell>
              <table:table-cell office:value-type="float" office:value="32.382">
                <text:p>32.382</text:p>
              </table:table-cell>
              <table:table-cell office:value-type="float" office:value="11351377">
                <text:p>11351377</text:p>
              </table:table-cell>
              <table:table-cell office:value-type="float" office:value="42.4739">
                <text:p>42.4739</text:p>
              </table:table-cell>
              <table:table-cell office:value-type="float" office:value="11751110">
                <text:p>11751110</text:p>
              </table:table-cell>
              <table:table-cell office:value-type="float" office:value="39.7481">
                <text:p>39.7481</text:p>
              </table:table-cell>
              <table:table-cell office:value-type="float" office:value="11004350">
                <text:p>11004350</text:p>
              </table:table-cell>
              <table:table-cell office:value-type="float" office:value="41.1017">
                <text:p>41.1017</text:p>
              </table:table-cell>
              <table:table-cell office:value-type="float" office:value="11060766">
                <text:p>11060766</text:p>
              </table:table-cell>
              <table:table-cell office:value-type="float" office:value="41.1344">
                <text:p>41.1344</text:p>
              </table:table-cell>
              <table:table-cell office:value-type="float" office:value="11142381">
                <text:p>11142381</text:p>
              </table:table-cell>
              <table:table-cell office:value-type="float" office:value="34.7898">
                <text:p>34.7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10996">
                <text:p>12910996</text:p>
              </table:table-cell>
              <table:table-cell office:value-type="float" office:value="33.1395">
                <text:p>33.1395</text:p>
              </table:table-cell>
              <table:table-cell office:value-type="float" office:value="22874849">
                <text:p>22874849</text:p>
              </table:table-cell>
              <table:table-cell office:value-type="float" office:value="50.174">
                <text:p>50.174</text:p>
              </table:table-cell>
              <table:table-cell office:value-type="float" office:value="23185929">
                <text:p>23185929</text:p>
              </table:table-cell>
              <table:table-cell office:value-type="float" office:value="46.1805">
                <text:p>46.1805</text:p>
              </table:table-cell>
              <table:table-cell office:value-type="float" office:value="21533364">
                <text:p>21533364</text:p>
              </table:table-cell>
              <table:table-cell office:value-type="float" office:value="49.417">
                <text:p>49.417</text:p>
              </table:table-cell>
              <table:table-cell office:value-type="float" office:value="21604704">
                <text:p>21604704</text:p>
              </table:table-cell>
              <table:table-cell office:value-type="float" office:value="49.6257">
                <text:p>49.6257</text:p>
              </table:table-cell>
              <table:table-cell office:value-type="float" office:value="22156392">
                <text:p>22156392</text:p>
              </table:table-cell>
              <table:table-cell office:value-type="float" office:value="40.6816">
                <text:p>40.6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50356">
                <text:p>19050356</text:p>
              </table:table-cell>
              <table:table-cell office:value-type="float" office:value="34.03">
                <text:p>34.03</text:p>
              </table:table-cell>
              <table:table-cell office:value-type="float" office:value="31697593">
                <text:p>31697593</text:p>
              </table:table-cell>
              <table:table-cell office:value-type="float" office:value="61.5192">
                <text:p>61.5192</text:p>
              </table:table-cell>
              <table:table-cell office:value-type="float" office:value="31626944">
                <text:p>31626944</text:p>
              </table:table-cell>
              <table:table-cell office:value-type="float" office:value="53.0019">
                <text:p>53.0019</text:p>
              </table:table-cell>
              <table:table-cell office:value-type="float" office:value="36377482">
                <text:p>36377482</text:p>
              </table:table-cell>
              <table:table-cell office:value-type="float" office:value="65.4438">
                <text:p>65.4438</text:p>
              </table:table-cell>
              <table:table-cell office:value-type="float" office:value="36068340">
                <text:p>36068340</text:p>
              </table:table-cell>
              <table:table-cell office:value-type="float" office:value="65.5007">
                <text:p>65.5007</text:p>
              </table:table-cell>
              <table:table-cell office:value-type="float" office:value="45428125">
                <text:p>45428125</text:p>
              </table:table-cell>
              <table:table-cell office:value-type="float" office:value="60.3652">
                <text:p>60.3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02086">
                <text:p>55702086</text:p>
              </table:table-cell>
              <table:table-cell office:value-type="float" office:value="40.5907">
                <text:p>40.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minimum="25" chart:maximum="55" chart:origin="0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414cm" xlink:href=".." xlink:type="simple" chart:class="chart:scatter" chart:style-name="ch1">
        <chart:title svg:x="7.307cm" svg:y="0.344cm" chart:style-name="ch2">
          <text:p>PSNR</text:p>
        </chart:title>
        <chart:legend chart:legend-position="end" svg:x="12.934cm" svg:y="3.663cm" style:legend-expansion="high" chart:style-name="ch3"/>
        <chart:plot-area chart:style-name="ch4" table:cell-range-address="'(Bush.skip)'.B8:'(Bush.skip)'.C17 '(Bush.skip)'.A6:'(Bush.skip)'.A6 '(Bush.skip)'.F31:'(Bush.skip)'.F31 '(Bush.skip)'.H33:'(Bush.skip)'.H41 '(Bush.skip)'.A31:'(Bush.skip)'.A31 '(Bush.skip)'.C33:'(Bush.skip)'.C41 '(Bush.skip)'.F19:'(Bush.skip)'.F19 '(Bush.skip)'.H21:'(Bush.skip)'.H29 '(Bush.skip)'.F6:'(Bush.skip)'.F6 '(Bush.skip)'.H8:'(Bush.skip)'.H16 '(Bush.skip)'.A19:'(Bush.skip)'.A19 '(Bush.skip)'.C21:'(Bush.skip)'.C29" chart:data-source-has-labels="row" svg:x="0.319cm" svg:y="1.331cm" svg:width="12.296cm" svg:height="8.875cm">
          <chartooo:coordinate-region svg:x="1.417cm" svg:y="1.475cm" svg:width="10.456cm" svg:height="8.0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(Bush.skip)'.C8:'(Bush.skip)'.C17" chart:label-cell-address="'(Bush.skip)'.A6:'(Bush.skip)'.A6" chart:class="chart:scatter">
            <chart:domain table:cell-range-address="'(Bush.skip)'.B8:'(Bush.skip)'.B17"/>
            <chart:data-point chart:repeated="10"/>
          </chart:series>
          <chart:series chart:style-name="ch9" chart:values-cell-range-address="'(Bush.skip)'.H33:'(Bush.skip)'.H41" chart:label-cell-address="'(Bush.skip)'.F31:'(Bush.skip)'.F31" chart:class="chart:scatter">
            <chart:domain table:cell-range-address="'(Bush.skip)'.G33:'(Bush.skip)'.G41"/>
            <chart:data-point chart:repeated="9"/>
          </chart:series>
          <chart:series chart:style-name="ch10" chart:values-cell-range-address="'(Bush.skip)'.C33:'(Bush.skip)'.C41" chart:label-cell-address="'(Bush.skip)'.A31:'(Bush.skip)'.A31" chart:class="chart:scatter">
            <chart:domain table:cell-range-address="'(Bush.skip)'.B33:'(Bush.skip)'.B41"/>
            <chart:data-point chart:repeated="9"/>
          </chart:series>
          <chart:series chart:style-name="ch11" chart:values-cell-range-address="'(Bush.skip)'.H21:'(Bush.skip)'.H29" chart:label-cell-address="'(Bush.skip)'.F19:'(Bush.skip)'.F19" chart:class="chart:scatter">
            <chart:domain table:cell-range-address="'(Bush.skip)'.G21:'(Bush.skip)'.G29"/>
            <chart:data-point chart:repeated="9"/>
          </chart:series>
          <chart:series chart:style-name="ch12" chart:values-cell-range-address="'(Bush.skip)'.H8:'(Bush.skip)'.H16" chart:label-cell-address="'(Bush.skip)'.F6:'(Bush.skip)'.F6" chart:class="chart:scatter">
            <chart:domain table:cell-range-address="'(Bush.skip)'.G8:'(Bush.skip)'.G16"/>
            <chart:data-point chart:repeated="9"/>
          </chart:series>
          <chart:series chart:style-name="ch13" chart:values-cell-range-address="'(Bush.skip)'.C21:'(Bush.skip)'.C29" chart:label-cell-address="'(Bush.skip)'.A19:'(Bush.skip)'.A19" chart:class="chart:scatter">
            <chart:domain table:cell-range-address="'(Bush.skip)'.B21:'(Bush.skip)'.B29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PEG</text:p>
                <draw:g>
                  <svg:desc>'(Bush.skip)'.A6:'(Bush.skip)'.A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5-Inter</text:p>
                <draw:g>
                  <svg:desc>'(Bush.skip)'.F31:'(Bush.skip)'.F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5-Intra</text:p>
                <draw:g>
                  <svg:desc>'(Bush.skip)'.A31:'(Bush.skip)'.A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BP</text:p>
                <draw:g>
                  <svg:desc>'(Bush.skip)'.F19:'(Bush.skip)'.F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PP</text:p>
                <draw:g>
                  <svg:desc>'(Bush.skip)'.F6:'(Bush.skip)'.F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4-Intra</text:p>
                <draw:g>
                  <svg:desc>'(Bush.skip)'.A19:'(Bush.skip)'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3495">
                <text:p>1493495</text:p>
                <draw:g>
                  <svg:desc>'(Bush.skip)'.B8:'(Bush.skip)'.B17</svg:desc>
                </draw:g>
              </table:table-cell>
              <table:table-cell office:value-type="float" office:value="21.5002">
                <text:p>21.5002</text:p>
                <draw:g>
                  <svg:desc>'(Bush.skip)'.C8:'(Bush.skip)'.C17</svg:desc>
                </draw:g>
              </table:table-cell>
              <table:table-cell office:value-type="float" office:value="253103">
                <text:p>253103</text:p>
                <draw:g>
                  <svg:desc>'(Bush.skip)'.G33:'(Bush.skip)'.G41</svg:desc>
                </draw:g>
              </table:table-cell>
              <table:table-cell office:value-type="float" office:value="32.2205">
                <text:p>32.2205</text:p>
                <draw:g>
                  <svg:desc>'(Bush.skip)'.H33:'(Bush.skip)'.H41</svg:desc>
                </draw:g>
              </table:table-cell>
              <table:table-cell office:value-type="float" office:value="294080">
                <text:p>294080</text:p>
                <draw:g>
                  <svg:desc>'(Bush.skip)'.B33:'(Bush.skip)'.B41</svg:desc>
                </draw:g>
              </table:table-cell>
              <table:table-cell office:value-type="float" office:value="29.176">
                <text:p>29.176</text:p>
                <draw:g>
                  <svg:desc>'(Bush.skip)'.C33:'(Bush.skip)'.C41</svg:desc>
                </draw:g>
              </table:table-cell>
              <table:table-cell office:value-type="float" office:value="289004">
                <text:p>289004</text:p>
                <draw:g>
                  <svg:desc>'(Bush.skip)'.G21:'(Bush.skip)'.G29</svg:desc>
                </draw:g>
              </table:table-cell>
              <table:table-cell office:value-type="float" office:value="29.5439">
                <text:p>29.5439</text:p>
                <draw:g>
                  <svg:desc>'(Bush.skip)'.H21:'(Bush.skip)'.H29</svg:desc>
                </draw:g>
              </table:table-cell>
              <table:table-cell office:value-type="float" office:value="282723">
                <text:p>282723</text:p>
                <draw:g>
                  <svg:desc>'(Bush.skip)'.G8:'(Bush.skip)'.G16</svg:desc>
                </draw:g>
              </table:table-cell>
              <table:table-cell office:value-type="float" office:value="29.2774">
                <text:p>29.2774</text:p>
                <draw:g>
                  <svg:desc>'(Bush.skip)'.H8:'(Bush.skip)'.H16</svg:desc>
                </draw:g>
              </table:table-cell>
              <table:table-cell office:value-type="float" office:value="280962">
                <text:p>280962</text:p>
                <draw:g>
                  <svg:desc>'(Bush.skip)'.B21:'(Bush.skip)'.B29</svg:desc>
                </draw:g>
              </table:table-cell>
              <table:table-cell office:value-type="float" office:value="26.6848">
                <text:p>26.6848</text:p>
                <draw:g>
                  <svg:desc>'(Bush.skip)'.C21:'(Bush.skip)'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0662">
                <text:p>2270662</text:p>
              </table:table-cell>
              <table:table-cell office:value-type="float" office:value="27.3714">
                <text:p>27.3714</text:p>
              </table:table-cell>
              <table:table-cell office:value-type="float" office:value="531176">
                <text:p>531176</text:p>
              </table:table-cell>
              <table:table-cell office:value-type="float" office:value="33.7049">
                <text:p>33.7049</text:p>
              </table:table-cell>
              <table:table-cell office:value-type="float" office:value="599267">
                <text:p>599267</text:p>
              </table:table-cell>
              <table:table-cell office:value-type="float" office:value="30.2029">
                <text:p>30.2029</text:p>
              </table:table-cell>
              <table:table-cell office:value-type="float" office:value="579408">
                <text:p>579408</text:p>
              </table:table-cell>
              <table:table-cell office:value-type="float" office:value="31.1448">
                <text:p>31.1448</text:p>
              </table:table-cell>
              <table:table-cell office:value-type="float" office:value="568249">
                <text:p>568249</text:p>
              </table:table-cell>
              <table:table-cell office:value-type="float" office:value="31.0404">
                <text:p>31.0404</text:p>
              </table:table-cell>
              <table:table-cell office:value-type="float" office:value="564903">
                <text:p>564903</text:p>
              </table:table-cell>
              <table:table-cell office:value-type="float" office:value="27.7485">
                <text:p>27.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4433">
                <text:p>2894433</text:p>
              </table:table-cell>
              <table:table-cell office:value-type="float" office:value="29.3987">
                <text:p>29.3987</text:p>
              </table:table-cell>
              <table:table-cell office:value-type="float" office:value="1106958">
                <text:p>1106958</text:p>
              </table:table-cell>
              <table:table-cell office:value-type="float" office:value="35.1335">
                <text:p>35.1335</text:p>
              </table:table-cell>
              <table:table-cell office:value-type="float" office:value="1220590">
                <text:p>1220590</text:p>
              </table:table-cell>
              <table:table-cell office:value-type="float" office:value="31.6427">
                <text:p>31.6427</text:p>
              </table:table-cell>
              <table:table-cell office:value-type="float" office:value="1161007">
                <text:p>1161007</text:p>
              </table:table-cell>
              <table:table-cell office:value-type="float" office:value="32.8971">
                <text:p>32.8971</text:p>
              </table:table-cell>
              <table:table-cell office:value-type="float" office:value="1135620">
                <text:p>1135620</text:p>
              </table:table-cell>
              <table:table-cell office:value-type="float" office:value="32.7469">
                <text:p>32.7469</text:p>
              </table:table-cell>
              <table:table-cell office:value-type="float" office:value="1128611">
                <text:p>1128611</text:p>
              </table:table-cell>
              <table:table-cell office:value-type="float" office:value="29.1636">
                <text:p>29.1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6162">
                <text:p>3406162</text:p>
              </table:table-cell>
              <table:table-cell office:value-type="float" office:value="30.2995">
                <text:p>30.2995</text:p>
              </table:table-cell>
              <table:table-cell office:value-type="float" office:value="2303404">
                <text:p>2303404</text:p>
              </table:table-cell>
              <table:table-cell office:value-type="float" office:value="36.8904">
                <text:p>36.8904</text:p>
              </table:table-cell>
              <table:table-cell office:value-type="float" office:value="2468579">
                <text:p>2468579</text:p>
              </table:table-cell>
              <table:table-cell office:value-type="float" office:value="33.232">
                <text:p>33.232</text:p>
              </table:table-cell>
              <table:table-cell office:value-type="float" office:value="2322859">
                <text:p>2322859</text:p>
              </table:table-cell>
              <table:table-cell office:value-type="float" office:value="34.6779">
                <text:p>34.6779</text:p>
              </table:table-cell>
              <table:table-cell office:value-type="float" office:value="2253549">
                <text:p>2253549</text:p>
              </table:table-cell>
              <table:table-cell office:value-type="float" office:value="34.6169">
                <text:p>34.6169</text:p>
              </table:table-cell>
              <table:table-cell office:value-type="float" office:value="2251650">
                <text:p>2251650</text:p>
              </table:table-cell>
              <table:table-cell office:value-type="float" office:value="31.2079">
                <text:p>31.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88191">
                <text:p>3888191</text:p>
              </table:table-cell>
              <table:table-cell office:value-type="float" office:value="30.9207">
                <text:p>30.9207</text:p>
              </table:table-cell>
              <table:table-cell office:value-type="float" office:value="3534028">
                <text:p>3534028</text:p>
              </table:table-cell>
              <table:table-cell office:value-type="float" office:value="38.2048">
                <text:p>38.2048</text:p>
              </table:table-cell>
              <table:table-cell office:value-type="float" office:value="3772049">
                <text:p>3772049</text:p>
              </table:table-cell>
              <table:table-cell office:value-type="float" office:value="34.8535">
                <text:p>34.8535</text:p>
              </table:table-cell>
              <table:table-cell office:value-type="float" office:value="3485951">
                <text:p>3485951</text:p>
              </table:table-cell>
              <table:table-cell office:value-type="float" office:value="36.2266">
                <text:p>36.2266</text:p>
              </table:table-cell>
              <table:table-cell office:value-type="float" office:value="3353186">
                <text:p>3353186</text:p>
              </table:table-cell>
              <table:table-cell office:value-type="float" office:value="36.1421">
                <text:p>36.1421</text:p>
              </table:table-cell>
              <table:table-cell office:value-type="float" office:value="3371970">
                <text:p>3371970</text:p>
              </table:table-cell>
              <table:table-cell office:value-type="float" office:value="32.511">
                <text:p>32.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1665">
                <text:p>4411665</text:p>
              </table:table-cell>
              <table:table-cell office:value-type="float" office:value="31.4972">
                <text:p>31.4972</text:p>
              </table:table-cell>
              <table:table-cell office:value-type="float" office:value="4798693">
                <text:p>4798693</text:p>
              </table:table-cell>
              <table:table-cell office:value-type="float" office:value="39.4343">
                <text:p>39.4343</text:p>
              </table:table-cell>
              <table:table-cell office:value-type="float" office:value="5077165">
                <text:p>5077165</text:p>
              </table:table-cell>
              <table:table-cell office:value-type="float" office:value="36.2541">
                <text:p>36.2541</text:p>
              </table:table-cell>
              <table:table-cell office:value-type="float" office:value="4611293">
                <text:p>4611293</text:p>
              </table:table-cell>
              <table:table-cell office:value-type="float" office:value="37.6395">
                <text:p>37.6395</text:p>
              </table:table-cell>
              <table:table-cell office:value-type="float" office:value="4417443">
                <text:p>4417443</text:p>
              </table:table-cell>
              <table:table-cell office:value-type="float" office:value="37.4631">
                <text:p>37.4631</text:p>
              </table:table-cell>
              <table:table-cell office:value-type="float" office:value="4490015">
                <text:p>4490015</text:p>
              </table:table-cell>
              <table:table-cell office:value-type="float" office:value="33.662">
                <text:p>33.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4241">
                <text:p>5204241</text:p>
              </table:table-cell>
              <table:table-cell office:value-type="float" office:value="32.3243">
                <text:p>32.3243</text:p>
              </table:table-cell>
              <table:table-cell office:value-type="float" office:value="6122449">
                <text:p>6122449</text:p>
              </table:table-cell>
              <table:table-cell office:value-type="float" office:value="40.6956">
                <text:p>40.6956</text:p>
              </table:table-cell>
              <table:table-cell office:value-type="float" office:value="6366114">
                <text:p>6366114</text:p>
              </table:table-cell>
              <table:table-cell office:value-type="float" office:value="37.5411">
                <text:p>37.5411</text:p>
              </table:table-cell>
              <table:table-cell office:value-type="float" office:value="5724558">
                <text:p>5724558</text:p>
              </table:table-cell>
              <table:table-cell office:value-type="float" office:value="39.0941">
                <text:p>39.0941</text:p>
              </table:table-cell>
              <table:table-cell office:value-type="float" office:value="5506809">
                <text:p>5506809</text:p>
              </table:table-cell>
              <table:table-cell office:value-type="float" office:value="38.8988">
                <text:p>38.8988</text:p>
              </table:table-cell>
              <table:table-cell office:value-type="float" office:value="5602929">
                <text:p>5602929</text:p>
              </table:table-cell>
              <table:table-cell office:value-type="float" office:value="34.7866">
                <text:p>34.7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90300">
                <text:p>6490300</text:p>
              </table:table-cell>
              <table:table-cell office:value-type="float" office:value="33.0868">
                <text:p>33.0868</text:p>
              </table:table-cell>
              <table:table-cell office:value-type="float" office:value="12854368">
                <text:p>12854368</text:p>
              </table:table-cell>
              <table:table-cell office:value-type="float" office:value="49.77">
                <text:p>49.77</text:p>
              </table:table-cell>
              <table:table-cell office:value-type="float" office:value="12480912">
                <text:p>12480912</text:p>
              </table:table-cell>
              <table:table-cell office:value-type="float" office:value="43.6554">
                <text:p>43.6554</text:p>
              </table:table-cell>
              <table:table-cell office:value-type="float" office:value="11124251">
                <text:p>11124251</text:p>
              </table:table-cell>
              <table:table-cell office:value-type="float" office:value="46.6761">
                <text:p>46.6761</text:p>
              </table:table-cell>
              <table:table-cell office:value-type="float" office:value="10913469">
                <text:p>10913469</text:p>
              </table:table-cell>
              <table:table-cell office:value-type="float" office:value="46.5142">
                <text:p>46.5142</text:p>
              </table:table-cell>
              <table:table-cell office:value-type="float" office:value="11154852">
                <text:p>11154852</text:p>
              </table:table-cell>
              <table:table-cell office:value-type="float" office:value="40.6824">
                <text:p>40.6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77355">
                <text:p>9577355</text:p>
              </table:table-cell>
              <table:table-cell office:value-type="float" office:value="33.9404">
                <text:p>33.9404</text:p>
              </table:table-cell>
              <table:table-cell office:value-type="float" office:value="18092333">
                <text:p>18092333</text:p>
              </table:table-cell>
              <table:table-cell office:value-type="float" office:value="66.5372">
                <text:p>66.5372</text:p>
              </table:table-cell>
              <table:table-cell office:value-type="float" office:value="18580748">
                <text:p>18580748</text:p>
              </table:table-cell>
              <table:table-cell office:value-type="float" office:value="52.8956">
                <text:p>52.8956</text:p>
              </table:table-cell>
              <table:table-cell office:value-type="float" office:value="20476609">
                <text:p>20476609</text:p>
              </table:table-cell>
              <table:table-cell office:value-type="float" office:value="66.2581">
                <text:p>66.2581</text:p>
              </table:table-cell>
              <table:table-cell office:value-type="float" office:value="20249005">
                <text:p>20249005</text:p>
              </table:table-cell>
              <table:table-cell office:value-type="float" office:value="66.2409">
                <text:p>66.2409</text:p>
              </table:table-cell>
              <table:table-cell office:value-type="float" office:value="22736165">
                <text:p>22736165</text:p>
              </table:table-cell>
              <table:table-cell office:value-type="float" office:value="60.3241">
                <text:p>60.3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13019">
                <text:p>28013019</text:p>
              </table:table-cell>
              <table:table-cell office:value-type="float" office:value="40.4949">
                <text:p>40.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minimum="25" chart:maximum="55" chart:origin="0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0.414cm" xlink:href=".." xlink:type="simple" chart:class="chart:scatter" chart:style-name="ch1">
        <chart:title svg:x="7.307cm" svg:y="0.344cm" chart:style-name="ch2">
          <text:p>PSNR</text:p>
        </chart:title>
        <chart:legend chart:legend-position="end" svg:x="12.934cm" svg:y="3.663cm" style:legend-expansion="high" chart:style-name="ch3"/>
        <chart:plot-area chart:style-name="ch4" table:cell-range-address="'Bush.interp'.B8:'Bush.interp'.C17 'Bush.interp'.A6:'Bush.interp'.A6 'Bush.interp'.F31:'Bush.interp'.F31 'Bush.interp'.H33:'Bush.interp'.H41 'Bush.interp'.A31:'Bush.interp'.A31 'Bush.interp'.C33:'Bush.interp'.C41 'Bush.interp'.F19:'Bush.interp'.F19 'Bush.interp'.H21:'Bush.interp'.H29 'Bush.interp'.F6:'Bush.interp'.F6 'Bush.interp'.H8:'Bush.interp'.H16 'Bush.interp'.A19:'Bush.interp'.A19 'Bush.interp'.C21:'Bush.interp'.C29" chart:data-source-has-labels="row" svg:x="0.319cm" svg:y="1.331cm" svg:width="12.296cm" svg:height="8.875cm">
          <chartooo:coordinate-region svg:x="1.417cm" svg:y="1.475cm" svg:width="10.456cm" svg:height="8.0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ush.interp'.C8:'Bush.interp'.C17" chart:label-cell-address="'Bush.interp'.A6:'Bush.interp'.A6" chart:class="chart:scatter">
            <chart:domain table:cell-range-address="'Bush.interp'.B8:'Bush.interp'.B17"/>
            <chart:data-point chart:repeated="10"/>
          </chart:series>
          <chart:series chart:style-name="ch9" chart:values-cell-range-address="'Bush.interp'.H33:'Bush.interp'.H41" chart:label-cell-address="'Bush.interp'.F31:'Bush.interp'.F31" chart:class="chart:scatter">
            <chart:domain table:cell-range-address="'Bush.interp'.G33:'Bush.interp'.G41"/>
            <chart:data-point chart:repeated="9"/>
          </chart:series>
          <chart:series chart:style-name="ch10" chart:values-cell-range-address="'Bush.interp'.C33:'Bush.interp'.C41" chart:label-cell-address="'Bush.interp'.A31:'Bush.interp'.A31" chart:class="chart:scatter">
            <chart:domain table:cell-range-address="'Bush.interp'.B33:'Bush.interp'.B41"/>
            <chart:data-point chart:repeated="9"/>
          </chart:series>
          <chart:series chart:style-name="ch11" chart:values-cell-range-address="'Bush.interp'.H21:'Bush.interp'.H29" chart:label-cell-address="'Bush.interp'.F19:'Bush.interp'.F19" chart:class="chart:scatter">
            <chart:domain table:cell-range-address="'Bush.interp'.G21:'Bush.interp'.G29"/>
            <chart:data-point chart:repeated="9"/>
          </chart:series>
          <chart:series chart:style-name="ch12" chart:values-cell-range-address="'Bush.interp'.H8:'Bush.interp'.H16" chart:label-cell-address="'Bush.interp'.F6:'Bush.interp'.F6" chart:class="chart:scatter">
            <chart:domain table:cell-range-address="'Bush.interp'.G8:'Bush.interp'.G16"/>
            <chart:data-point chart:repeated="9"/>
          </chart:series>
          <chart:series chart:style-name="ch13" chart:values-cell-range-address="'Bush.interp'.C21:'Bush.interp'.C29" chart:label-cell-address="'Bush.interp'.A19:'Bush.interp'.A19" chart:class="chart:scatter">
            <chart:domain table:cell-range-address="'Bush.interp'.B21:'Bush.interp'.B29"/>
            <chart:data-point chart:repeated="7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PEG</text:p>
                <draw:g>
                  <svg:desc>'Bush.interp'.A6:'Bush.interp'.A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5-Inter</text:p>
                <draw:g>
                  <svg:desc>'Bush.interp'.F31:'Bush.interp'.F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5-Intra</text:p>
                <draw:g>
                  <svg:desc>'Bush.interp'.A31:'Bush.interp'.A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BP</text:p>
                <draw:g>
                  <svg:desc>'Bush.interp'.F19:'Bush.interp'.F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PP</text:p>
                <draw:g>
                  <svg:desc>'Bush.interp'.F6:'Bush.interp'.F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4-Intra</text:p>
                <draw:g>
                  <svg:desc>'Bush.interp'.A19:'Bush.interp'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3495">
                <text:p>1493495</text:p>
                <draw:g>
                  <svg:desc>'Bush.interp'.B8:'Bush.interp'.B17</svg:desc>
                </draw:g>
              </table:table-cell>
              <table:table-cell office:value-type="float" office:value="21.8065">
                <text:p>21.8065</text:p>
                <draw:g>
                  <svg:desc>'Bush.interp'.C8:'Bush.interp'.C17</svg:desc>
                </draw:g>
              </table:table-cell>
              <table:table-cell office:value-type="float" office:value="253103">
                <text:p>253103</text:p>
                <draw:g>
                  <svg:desc>'Bush.interp'.G33:'Bush.interp'.G41</svg:desc>
                </draw:g>
              </table:table-cell>
              <table:table-cell office:value-type="float" office:value="29.8926">
                <text:p>29.8926</text:p>
                <draw:g>
                  <svg:desc>'Bush.interp'.H33:'Bush.interp'.H41</svg:desc>
                </draw:g>
              </table:table-cell>
              <table:table-cell office:value-type="float" office:value="294080">
                <text:p>294080</text:p>
                <draw:g>
                  <svg:desc>'Bush.interp'.B33:'Bush.interp'.B41</svg:desc>
                </draw:g>
              </table:table-cell>
              <table:table-cell office:value-type="float" office:value="27.672">
                <text:p>27.672</text:p>
                <draw:g>
                  <svg:desc>'Bush.interp'.C33:'Bush.interp'.C41</svg:desc>
                </draw:g>
              </table:table-cell>
              <table:table-cell office:value-type="float" office:value="289004">
                <text:p>289004</text:p>
                <draw:g>
                  <svg:desc>'Bush.interp'.G21:'Bush.interp'.G29</svg:desc>
                </draw:g>
              </table:table-cell>
              <table:table-cell office:value-type="float" office:value="28.2545">
                <text:p>28.2545</text:p>
                <draw:g>
                  <svg:desc>'Bush.interp'.H21:'Bush.interp'.H29</svg:desc>
                </draw:g>
              </table:table-cell>
              <table:table-cell office:value-type="float" office:value="282723">
                <text:p>282723</text:p>
                <draw:g>
                  <svg:desc>'Bush.interp'.G8:'Bush.interp'.G16</svg:desc>
                </draw:g>
              </table:table-cell>
              <table:table-cell office:value-type="float" office:value="28.1284">
                <text:p>28.1284</text:p>
                <draw:g>
                  <svg:desc>'Bush.interp'.H8:'Bush.interp'.H16</svg:desc>
                </draw:g>
              </table:table-cell>
              <table:table-cell office:value-type="float" office:value="280962">
                <text:p>280962</text:p>
                <draw:g>
                  <svg:desc>'Bush.interp'.B21:'Bush.interp'.B29</svg:desc>
                </draw:g>
              </table:table-cell>
              <table:table-cell office:value-type="float" office:value="26.399">
                <text:p>26.399</text:p>
                <draw:g>
                  <svg:desc>'Bush.interp'.C21:'Bush.interp'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0662">
                <text:p>2270662</text:p>
              </table:table-cell>
              <table:table-cell office:value-type="float" office:value="27.0458">
                <text:p>27.0458</text:p>
              </table:table-cell>
              <table:table-cell office:value-type="float" office:value="531176">
                <text:p>531176</text:p>
              </table:table-cell>
              <table:table-cell office:value-type="float" office:value="30.7596">
                <text:p>30.7596</text:p>
              </table:table-cell>
              <table:table-cell office:value-type="float" office:value="599267">
                <text:p>599267</text:p>
              </table:table-cell>
              <table:table-cell office:value-type="float" office:value="28.509">
                <text:p>28.509</text:p>
              </table:table-cell>
              <table:table-cell office:value-type="float" office:value="579408">
                <text:p>579408</text:p>
              </table:table-cell>
              <table:table-cell office:value-type="float" office:value="29.2795">
                <text:p>29.2795</text:p>
              </table:table-cell>
              <table:table-cell office:value-type="float" office:value="568249">
                <text:p>568249</text:p>
              </table:table-cell>
              <table:table-cell office:value-type="float" office:value="29.2589">
                <text:p>29.2589</text:p>
              </table:table-cell>
              <table:table-cell office:value-type="float" office:value="564903">
                <text:p>564903</text:p>
              </table:table-cell>
              <table:table-cell office:value-type="float" office:value="27.1666">
                <text:p>27.1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4433">
                <text:p>2894433</text:p>
              </table:table-cell>
              <table:table-cell office:value-type="float" office:value="28.6269">
                <text:p>28.6269</text:p>
              </table:table-cell>
              <table:table-cell office:value-type="float" office:value="1106958">
                <text:p>1106958</text:p>
              </table:table-cell>
              <table:table-cell office:value-type="float" office:value="31.5778">
                <text:p>31.5778</text:p>
              </table:table-cell>
              <table:table-cell office:value-type="float" office:value="1220590">
                <text:p>1220590</text:p>
              </table:table-cell>
              <table:table-cell office:value-type="float" office:value="29.5059">
                <text:p>29.5059</text:p>
              </table:table-cell>
              <table:table-cell office:value-type="float" office:value="1161007">
                <text:p>1161007</text:p>
              </table:table-cell>
              <table:table-cell office:value-type="float" office:value="30.2242">
                <text:p>30.2242</text:p>
              </table:table-cell>
              <table:table-cell office:value-type="float" office:value="1135620">
                <text:p>1135620</text:p>
              </table:table-cell>
              <table:table-cell office:value-type="float" office:value="30.1592">
                <text:p>30.1592</text:p>
              </table:table-cell>
              <table:table-cell office:value-type="float" office:value="1128611">
                <text:p>1128611</text:p>
              </table:table-cell>
              <table:table-cell office:value-type="float" office:value="28.0514">
                <text:p>28.0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6162">
                <text:p>3406162</text:p>
              </table:table-cell>
              <table:table-cell office:value-type="float" office:value="29.2135">
                <text:p>29.2135</text:p>
              </table:table-cell>
              <table:table-cell office:value-type="float" office:value="2303404">
                <text:p>2303404</text:p>
              </table:table-cell>
              <table:table-cell office:value-type="float" office:value="32.4019">
                <text:p>32.4019</text:p>
              </table:table-cell>
              <table:table-cell office:value-type="float" office:value="2468579">
                <text:p>2468579</text:p>
              </table:table-cell>
              <table:table-cell office:value-type="float" office:value="30.4565">
                <text:p>30.4565</text:p>
              </table:table-cell>
              <table:table-cell office:value-type="float" office:value="2322859">
                <text:p>2322859</text:p>
              </table:table-cell>
              <table:table-cell office:value-type="float" office:value="31.2781">
                <text:p>31.2781</text:p>
              </table:table-cell>
              <table:table-cell office:value-type="float" office:value="2253549">
                <text:p>2253549</text:p>
              </table:table-cell>
              <table:table-cell office:value-type="float" office:value="31.2427">
                <text:p>31.2427</text:p>
              </table:table-cell>
              <table:table-cell office:value-type="float" office:value="2251650">
                <text:p>2251650</text:p>
              </table:table-cell>
              <table:table-cell office:value-type="float" office:value="29.0965">
                <text:p>29.0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88191">
                <text:p>3888191</text:p>
              </table:table-cell>
              <table:table-cell office:value-type="float" office:value="29.5724">
                <text:p>29.5724</text:p>
              </table:table-cell>
              <table:table-cell office:value-type="float" office:value="3534028">
                <text:p>3534028</text:p>
              </table:table-cell>
              <table:table-cell office:value-type="float" office:value="32.9496">
                <text:p>32.9496</text:p>
              </table:table-cell>
              <table:table-cell office:value-type="float" office:value="3772049">
                <text:p>3772049</text:p>
              </table:table-cell>
              <table:table-cell office:value-type="float" office:value="31.3626">
                <text:p>31.3626</text:p>
              </table:table-cell>
              <table:table-cell office:value-type="float" office:value="3485951">
                <text:p>3485951</text:p>
              </table:table-cell>
              <table:table-cell office:value-type="float" office:value="31.9883">
                <text:p>31.9883</text:p>
              </table:table-cell>
              <table:table-cell office:value-type="float" office:value="3353186">
                <text:p>3353186</text:p>
              </table:table-cell>
              <table:table-cell office:value-type="float" office:value="31.9273">
                <text:p>31.9273</text:p>
              </table:table-cell>
              <table:table-cell office:value-type="float" office:value="3371970">
                <text:p>3371970</text:p>
              </table:table-cell>
              <table:table-cell office:value-type="float" office:value="29.8829">
                <text:p>29.8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1665">
                <text:p>4411665</text:p>
              </table:table-cell>
              <table:table-cell office:value-type="float" office:value="29.7999">
                <text:p>29.7999</text:p>
              </table:table-cell>
              <table:table-cell office:value-type="float" office:value="4798693">
                <text:p>4798693</text:p>
              </table:table-cell>
              <table:table-cell office:value-type="float" office:value="33.3863">
                <text:p>33.3863</text:p>
              </table:table-cell>
              <table:table-cell office:value-type="float" office:value="5077165">
                <text:p>5077165</text:p>
              </table:table-cell>
              <table:table-cell office:value-type="float" office:value="32.0003">
                <text:p>32.0003</text:p>
              </table:table-cell>
              <table:table-cell office:value-type="float" office:value="4611293">
                <text:p>4611293</text:p>
              </table:table-cell>
              <table:table-cell office:value-type="float" office:value="32.5565">
                <text:p>32.5565</text:p>
              </table:table-cell>
              <table:table-cell office:value-type="float" office:value="4417443">
                <text:p>4417443</text:p>
              </table:table-cell>
              <table:table-cell office:value-type="float" office:value="32.4741">
                <text:p>32.4741</text:p>
              </table:table-cell>
              <table:table-cell office:value-type="float" office:value="4490015">
                <text:p>4490015</text:p>
              </table:table-cell>
              <table:table-cell office:value-type="float" office:value="30.5832">
                <text:p>30.5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4241">
                <text:p>5204241</text:p>
              </table:table-cell>
              <table:table-cell office:value-type="float" office:value="29.9131">
                <text:p>29.9131</text:p>
              </table:table-cell>
              <table:table-cell office:value-type="float" office:value="6122449">
                <text:p>6122449</text:p>
              </table:table-cell>
              <table:table-cell office:value-type="float" office:value="33.7575">
                <text:p>33.7575</text:p>
              </table:table-cell>
              <table:table-cell office:value-type="float" office:value="6366114">
                <text:p>6366114</text:p>
              </table:table-cell>
              <table:table-cell office:value-type="float" office:value="32.5193">
                <text:p>32.5193</text:p>
              </table:table-cell>
              <table:table-cell office:value-type="float" office:value="5724558">
                <text:p>5724558</text:p>
              </table:table-cell>
              <table:table-cell office:value-type="float" office:value="33.0683">
                <text:p>33.0683</text:p>
              </table:table-cell>
              <table:table-cell office:value-type="float" office:value="5506809">
                <text:p>5506809</text:p>
              </table:table-cell>
              <table:table-cell office:value-type="float" office:value="32.9853">
                <text:p>32.9853</text:p>
              </table:table-cell>
              <table:table-cell office:value-type="float" office:value="5602929">
                <text:p>5602929</text:p>
              </table:table-cell>
              <table:table-cell office:value-type="float" office:value="31.1733">
                <text:p>31.1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90300">
                <text:p>6490300</text:p>
              </table:table-cell>
              <table:table-cell office:value-type="float" office:value="30.0055">
                <text:p>30.0055</text:p>
              </table:table-cell>
              <table:table-cell office:value-type="float" office:value="12854368">
                <text:p>12854368</text:p>
              </table:table-cell>
              <table:table-cell office:value-type="float" office:value="35.4266">
                <text:p>35.4266</text:p>
              </table:table-cell>
              <table:table-cell office:value-type="float" office:value="12480912">
                <text:p>12480912</text:p>
              </table:table-cell>
              <table:table-cell office:value-type="float" office:value="34.3437">
                <text:p>34.3437</text:p>
              </table:table-cell>
              <table:table-cell office:value-type="float" office:value="11124251">
                <text:p>11124251</text:p>
              </table:table-cell>
              <table:table-cell office:value-type="float" office:value="34.8735">
                <text:p>34.8735</text:p>
              </table:table-cell>
              <table:table-cell office:value-type="float" office:value="10913469">
                <text:p>10913469</text:p>
              </table:table-cell>
              <table:table-cell office:value-type="float" office:value="34.8487">
                <text:p>34.8487</text:p>
              </table:table-cell>
              <table:table-cell office:value-type="float" office:value="11154852">
                <text:p>11154852</text:p>
              </table:table-cell>
              <table:table-cell office:value-type="float" office:value="33.5236">
                <text:p>33.5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77355">
                <text:p>9577355</text:p>
              </table:table-cell>
              <table:table-cell office:value-type="float" office:value="30.1573">
                <text:p>30.1573</text:p>
              </table:table-cell>
              <table:table-cell office:value-type="float" office:value="18092333">
                <text:p>18092333</text:p>
              </table:table-cell>
              <table:table-cell office:value-type="float" office:value="36.3946">
                <text:p>36.3946</text:p>
              </table:table-cell>
              <table:table-cell office:value-type="float" office:value="18580748">
                <text:p>18580748</text:p>
              </table:table-cell>
              <table:table-cell office:value-type="float" office:value="35.7242">
                <text:p>35.7242</text:p>
              </table:table-cell>
              <table:table-cell office:value-type="float" office:value="20476609">
                <text:p>20476609</text:p>
              </table:table-cell>
              <table:table-cell office:value-type="float" office:value="36.3973">
                <text:p>36.3973</text:p>
              </table:table-cell>
              <table:table-cell office:value-type="float" office:value="20249005">
                <text:p>20249005</text:p>
              </table:table-cell>
              <table:table-cell office:value-type="float" office:value="36.4007">
                <text:p>36.4007</text:p>
              </table:table-cell>
              <table:table-cell office:value-type="float" office:value="22736165">
                <text:p>22736165</text:p>
              </table:table-cell>
              <table:table-cell office:value-type="float" office:value="36.175">
                <text:p>36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13019">
                <text:p>28013019</text:p>
              </table:table-cell>
              <table:table-cell office:value-type="float" office:value="32.5447">
                <text:p>32.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